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31.94mm"/>
    </style:style>
    <style:style style:name="co5" style:family="table-column">
      <style:table-column-properties fo:break-before="auto" style:column-width="32.76mm"/>
    </style:style>
    <style:style style:name="co6" style:family="table-column">
      <style:table-column-properties fo:break-before="auto" style:column-width="23.23mm"/>
    </style:style>
    <style:style style:name="co7" style:family="table-column">
      <style:table-column-properties fo:break-before="auto" style:column-width="12.8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1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19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11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117">
      <style:table-cell-properties style:text-align-source="fix" style:repeat-content="false"/>
      <style:paragraph-properties fo:text-align="center" fo:margin-left="0mm"/>
    </style:style>
    <style:style style:name="ce33" style:family="table-cell" style:parent-style-name="Default" style:data-style-name="N12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 style:data-style-name="N129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gression" table:style-name="ta1">
        <table:shapes>
          <draw:frame draw:z-index="0" draw:style-name="gr1" draw:text-style-name="P1" svg:width="603.88mm" svg:height="169.74mm" svg:x="258.53mm" svg:y="1.06mm">
            <draw:object draw:notify-on-update-of-ranges="Regression.B2:Regression.B57 Regression.F1:Regression.F1 Regression.F2:Regression.F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6"/>
        <table:table-column table:style-name="co3" table:default-cell-style-name="ce10"/>
        <table:table-column table:style-name="co4" table:number-columns-repeated="2" table:default-cell-style-name="ce31"/>
        <table:table-column table:style-name="co5" table:number-columns-repeated="2" table:default-cell-style-name="ce31"/>
        <table:table-column table:style-name="co6" table:default-cell-style-name="ce34"/>
        <table:table-column table:style-name="co5" table:default-cell-style-name="ce31"/>
        <table:table-column table:style-name="co1" table:default-cell-style-name="ce10"/>
        <table:table-column table:style-name="co7" table:default-cell-style-name="ce10"/>
        <table:table-row table:style-name="ro1">
          <table:table-cell table:style-name="ce1" office:value-type="string" calcext:value-type="string">
            <text:p>Epoch</text:p>
          </table:table-cell>
          <table:table-cell table:style-name="ce5" office:value-type="string" calcext:value-type="string">
            <text:p>U</text:p>
          </table:table-cell>
          <table:table-cell table:style-name="ce9" office:value-type="string" calcext:value-type="string">
            <text:p>~ΔT</text:p>
          </table:table-cell>
          <table:table-cell table:style-name="ce28" office:value-type="string" calcext:value-type="string">
            <text:p>DUT1R</text:p>
          </table:table-cell>
          <table:table-cell table:style-name="ce28" office:value-type="string" calcext:value-type="string">
            <text:p>DUT1S</text:p>
          </table:table-cell>
          <table:table-cell table:style-name="ce28" office:value-type="string" calcext:value-type="string">
            <text:p>~ΔT2R</text:p>
          </table:table-cell>
          <table:table-cell table:style-name="ce28" office:value-type="string" calcext:value-type="string">
            <text:p>Regression</text:p>
          </table:table-cell>
          <table:table-cell table:style-name="ce33" office:value-type="string" calcext:value-type="string">
            <text:p>ΔT2</text:p>
          </table:table-cell>
          <table:table-cell table:style-name="ce28" office:value-type="string" calcext:value-type="string">
            <text:p>ΔT</text:p>
          </table:table-cell>
          <table:table-cell table:style-name="ce9" office:value-type="string" calcext:value-type="string">
            <text:p>Rounded</text:p>
          </table:table-cell>
          <table:table-cell table:style-name="ce9" office:value-type="string" calcext:value-type="string">
            <text:p>Diff</text:p>
          </table:table-cell>
        </table:table-row>
        <table:table-row table:style-name="ro1">
          <table:table-cell office:value-type="float" office:value="1900" calcext:value-type="float">
            <text:p>1900.0</text:p>
          </table:table-cell>
          <table:table-cell table:formula="of:=([.A2]-1900)/100" office:value-type="float" office:value="0" calcext:value-type="float">
            <text:p>0.00</text:p>
          </table:table-cell>
          <table:table-cell office:value-type="float" office:value="-2.72" calcext:value-type="float">
            <text:p>-2.720</text:p>
          </table:table-cell>
          <table:table-cell office:value-type="float" office:value="-0.1619343924087" calcext:value-type="float">
            <text:p>-0.1619343924087</text:p>
          </table:table-cell>
          <table:table-cell office:value-type="float" office:value="-0.0049680024203" calcext:value-type="float">
            <text:p>-0.0049680024203</text:p>
          </table:table-cell>
          <table:table-cell table:formula="of:=[.C2]-[.D2]-[.E2]" office:value-type="float" office:value="-2.553097605171" calcext:value-type="float">
            <text:p>-2.5530976051710</text:p>
          </table:table-cell>
          <table:table-cell table:formula="of:=487275701.63212*[.B2]^12-1774169947.90266*[.B2]^11+2833410118.73507*[.B2]^10-2605731012.79961*[.B2]^9+1522718459.23205*[.B2]^8-588298159.63554*[.B2]^7+151364493.517052*[.B2]^6-25434123.3267855*[.B2]^5+2653793.61510044*[.B2]^4-157213.044105359*[.B2]^3+4531.26604627604*[.B2]^2+82.71536168032*[.B2]-2.54428165685" office:value-type="float" office:value="-2.54428165685" calcext:value-type="float">
            <text:p>-2.5442816568500</text:p>
          </table:table-cell>
          <table:table-cell table:formula="of:=[.G2]+[.D2]" office:value-type="float" office:value="-2.7062160492587" calcext:value-type="float">
            <text:p>-2.70621605</text:p>
          </table:table-cell>
          <table:table-cell table:formula="of:=[.G2]+[.D2]+[.E2]" office:value-type="float" office:value="-2.711184051679" calcext:value-type="float">
            <text:p>-2.7111840516790</text:p>
          </table:table-cell>
          <table:table-cell table:formula="of:=ROUND([.I2]*100)/100" office:value-type="float" office:value="-2.71" calcext:value-type="float">
            <text:p>-2.710</text:p>
          </table:table-cell>
          <table:table-cell table:formula="of:=[.J2]-[.C2]" office:value-type="float" office:value="0.00999999999999979" calcext:value-type="float">
            <text:p>0.010</text:p>
          </table:table-cell>
        </table:table-row>
        <table:table-row table:style-name="ro1">
          <table:table-cell office:value-type="float" office:value="1901" calcext:value-type="float">
            <text:p>1901.0</text:p>
          </table:table-cell>
          <table:table-cell table:formula="of:=([.A3]-1900)/100" office:value-type="float" office:value="0.01" calcext:value-type="float">
            <text:p>0.01</text:p>
          </table:table-cell>
          <table:table-cell office:value-type="float" office:value="-1.54" calcext:value-type="float">
            <text:p>-1.540</text:p>
          </table:table-cell>
          <table:table-cell office:value-type="float" office:value="-0.1413051118472" calcext:value-type="float">
            <text:p>-0.1413051118472</text:p>
          </table:table-cell>
          <table:table-cell office:value-type="float" office:value="-0.0050095925395" calcext:value-type="float">
            <text:p>-0.0050095925395</text:p>
          </table:table-cell>
          <table:table-cell table:formula="of:=[.C3]-[.D3]-[.E3]" office:value-type="float" office:value="-1.3936852956133" calcext:value-type="float">
            <text:p>-1.3936852956133</text:p>
          </table:table-cell>
          <table:table-cell table:formula="of:=487275701.63212*[.B3]^12-1774169947.90266*[.B3]^11+2833410118.73507*[.B3]^10-2605731012.79961*[.B3]^9+1522718459.23205*[.B3]^8-588298159.63554*[.B3]^7+151364493.517052*[.B3]^6-25434123.3267855*[.B3]^5+2653793.61510044*[.B3]^4-157213.044105359*[.B3]^3+4531.26604627604*[.B3]^2+82.71536168032*[.B3]-2.54428165685" office:value-type="float" office:value="-1.39707432450004" calcext:value-type="float">
            <text:p>-1.3970743245000</text:p>
          </table:table-cell>
          <table:table-cell table:formula="of:=[.G3]+[.D3]" office:value-type="float" office:value="-1.53837943634724" calcext:value-type="float">
            <text:p>-1.53837944</text:p>
          </table:table-cell>
          <table:table-cell table:formula="of:=[.G3]+[.D3]+[.E3]" office:value-type="float" office:value="-1.54338902888674" calcext:value-type="float">
            <text:p>-1.5433890288867</text:p>
          </table:table-cell>
          <table:table-cell table:formula="of:=ROUND([.I3]*100)/100" office:value-type="float" office:value="-1.54" calcext:value-type="float">
            <text:p>-1.540</text:p>
          </table:table-cell>
          <table:table-cell table:formula="of:=[.J3]-[.C3]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902" calcext:value-type="float">
            <text:p>1902.0</text:p>
          </table:table-cell>
          <table:table-cell table:formula="of:=([.A4]-1900)/100" office:value-type="float" office:value="0.02" calcext:value-type="float">
            <text:p>0.02</text:p>
          </table:table-cell>
          <table:table-cell office:value-type="float" office:value="-0.02" calcext:value-type="float">
            <text:p>-0.020</text:p>
          </table:table-cell>
          <table:table-cell office:value-type="float" office:value="-0.106305901733" calcext:value-type="float">
            <text:p>-0.1063059017330</text:p>
          </table:table-cell>
          <table:table-cell office:value-type="float" office:value="-0.0050514608429" calcext:value-type="float">
            <text:p>-0.0050514608429</text:p>
          </table:table-cell>
          <table:table-cell table:formula="of:=[.C4]-[.D4]-[.E4]" office:value-type="float" office:value="0.0913573625759" calcext:value-type="float">
            <text:p>0.0913573625759</text:p>
          </table:table-cell>
          <table:table-cell table:formula="of:=487275701.63212*[.B4]^12-1774169947.90266*[.B4]^11+2833410118.73507*[.B4]^10-2605731012.79961*[.B4]^9+1522718459.23205*[.B4]^8-588298159.63554*[.B4]^7+151364493.517052*[.B4]^6-25434123.3267855*[.B4]^5+2653793.61510044*[.B4]^4-157213.044105359*[.B4]^3+4531.26604627604*[.B4]^2+82.71536168032*[.B4]-2.54428165685" office:value-type="float" office:value="0.0170174082461014" calcext:value-type="float">
            <text:p>0.0170174082461</text:p>
          </table:table-cell>
          <table:table-cell table:formula="of:=[.G4]+[.D4]" office:value-type="float" office:value="-0.0892884934868986" calcext:value-type="float">
            <text:p>-0.08928849</text:p>
          </table:table-cell>
          <table:table-cell table:formula="of:=[.G4]+[.D4]+[.E4]" office:value-type="float" office:value="-0.0943399543297986" calcext:value-type="float">
            <text:p>-0.0943399543298</text:p>
          </table:table-cell>
          <table:table-cell table:formula="of:=ROUND([.I4]*100)/100" office:value-type="float" office:value="-0.09" calcext:value-type="float">
            <text:p>-0.090</text:p>
          </table:table-cell>
          <table:table-cell table:formula="of:=[.J4]-[.C4]" office:value-type="float" office:value="-0.07" calcext:value-type="float">
            <text:p>-0.070</text:p>
          </table:table-cell>
        </table:table-row>
        <table:table-row table:style-name="ro1">
          <table:table-cell office:value-type="float" office:value="1903" calcext:value-type="float">
            <text:p>1903.0</text:p>
          </table:table-cell>
          <table:table-cell table:formula="of:=([.A5]-1900)/100" office:value-type="float" office:value="0.03" calcext:value-type="float">
            <text:p>0.03</text:p>
          </table:table-cell>
          <table:table-cell office:value-type="float" office:value="1.24" calcext:value-type="float">
            <text:p>1.240</text:p>
          </table:table-cell>
          <table:table-cell office:value-type="float" office:value="-0.0615133320467" calcext:value-type="float">
            <text:p>-0.0615133320467</text:p>
          </table:table-cell>
          <table:table-cell office:value-type="float" office:value="-0.005093609189" calcext:value-type="float">
            <text:p>-0.0050936091890</text:p>
          </table:table-cell>
          <table:table-cell table:formula="of:=[.C5]-[.D5]-[.E5]" office:value-type="float" office:value="1.3066069412357" calcext:value-type="float">
            <text:p>1.3066069412357</text:p>
          </table:table-cell>
          <table:table-cell table:formula="of:=487275701.63212*[.B5]^12-1774169947.90266*[.B5]^11+2833410118.73507*[.B5]^10-2605731012.79961*[.B5]^9+1522718459.23205*[.B5]^8-588298159.63554*[.B5]^7+151364493.517052*[.B5]^6-25434123.3267855*[.B5]^5+2653793.61510044*[.B5]^4-157213.044105359*[.B5]^3+4531.26604627604*[.B5]^2+82.71536168032*[.B5]-2.54428165685" office:value-type="float" office:value="1.4005181196845" calcext:value-type="float">
            <text:p>1.4005181196845</text:p>
          </table:table-cell>
          <table:table-cell table:formula="of:=[.G5]+[.D5]" office:value-type="float" office:value="1.3390047876378" calcext:value-type="float">
            <text:p>1.33900479</text:p>
          </table:table-cell>
          <table:table-cell table:formula="of:=[.G5]+[.D5]+[.E5]" office:value-type="float" office:value="1.3339111784488" calcext:value-type="float">
            <text:p>1.3339111784488</text:p>
          </table:table-cell>
          <table:table-cell table:formula="of:=ROUND([.I5]*100)/100" office:value-type="float" office:value="1.33" calcext:value-type="float">
            <text:p>1.330</text:p>
          </table:table-cell>
          <table:table-cell table:formula="of:=[.J5]-[.C5]" office:value-type="float" office:value="0.0900000000000001" calcext:value-type="float">
            <text:p>0.090</text:p>
          </table:table-cell>
        </table:table-row>
        <table:table-row table:style-name="ro1">
          <table:table-cell office:value-type="float" office:value="1904" calcext:value-type="float">
            <text:p>1904.0</text:p>
          </table:table-cell>
          <table:table-cell table:formula="of:=([.A6]-1900)/100" office:value-type="float" office:value="0.04" calcext:value-type="float">
            <text:p>0.04</text:p>
          </table:table-cell>
          <table:table-cell office:value-type="float" office:value="2.64" calcext:value-type="float">
            <text:p>2.640</text:p>
          </table:table-cell>
          <table:table-cell office:value-type="float" office:value="-0.0075360125373" calcext:value-type="float">
            <text:p>-0.0075360125373</text:p>
          </table:table-cell>
          <table:table-cell office:value-type="float" office:value="-0.0051360394059" calcext:value-type="float">
            <text:p>-0.0051360394059</text:p>
          </table:table-cell>
          <table:table-cell table:formula="of:=[.C6]-[.D6]-[.E6]" office:value-type="float" office:value="2.6526720519432" calcext:value-type="float">
            <text:p>2.6526720519432</text:p>
          </table:table-cell>
          <table:table-cell table:formula="of:=487275701.63212*[.B6]^12-1774169947.90266*[.B6]^11+2833410118.73507*[.B6]^10-2605731012.79961*[.B6]^9+1522718459.23205*[.B6]^8-588298159.63554*[.B6]^7+151364493.517052*[.B6]^6-25434123.3267855*[.B6]^5+2653793.61510044*[.B6]^4-157213.044105359*[.B6]^3+4531.26604627604*[.B6]^2+82.71536168032*[.B6]-2.54428165685" office:value-type="float" office:value="2.67490846806354" calcext:value-type="float">
            <text:p>2.6749084680636</text:p>
          </table:table-cell>
          <table:table-cell table:formula="of:=[.G6]+[.D6]" office:value-type="float" office:value="2.66737245552624" calcext:value-type="float">
            <text:p>2.66737246</text:p>
          </table:table-cell>
          <table:table-cell table:formula="of:=[.G6]+[.D6]+[.E6]" office:value-type="float" office:value="2.66223641612034" calcext:value-type="float">
            <text:p>2.6622364161204</text:p>
          </table:table-cell>
          <table:table-cell table:formula="of:=ROUND([.I6]*100)/100" office:value-type="float" office:value="2.66" calcext:value-type="float">
            <text:p>2.660</text:p>
          </table:table-cell>
          <table:table-cell table:formula="of:=[.J6]-[.C6]" office:value-type="float" office:value="0.02" calcext:value-type="float">
            <text:p>0.020</text:p>
          </table:table-cell>
        </table:table-row>
        <table:table-row table:style-name="ro1">
          <table:table-cell office:value-type="float" office:value="1905" calcext:value-type="float">
            <text:p>1905.0</text:p>
          </table:table-cell>
          <table:table-cell table:formula="of:=([.A7]-1900)/100" office:value-type="float" office:value="0.05" calcext:value-type="float">
            <text:p>0.05</text:p>
          </table:table-cell>
          <table:table-cell office:value-type="float" office:value="3.86" calcext:value-type="float">
            <text:p>3.860</text:p>
          </table:table-cell>
          <table:table-cell office:value-type="float" office:value="0.0483954450978" calcext:value-type="float">
            <text:p>0.0483954450978</text:p>
          </table:table-cell>
          <table:table-cell office:value-type="float" office:value="-0.0050042184989" calcext:value-type="float">
            <text:p>-0.0050042184989</text:p>
          </table:table-cell>
          <table:table-cell table:formula="of:=[.C7]-[.D7]-[.E7]" office:value-type="float" office:value="3.8166087734011" calcext:value-type="float">
            <text:p>3.8166087734011</text:p>
          </table:table-cell>
          <table:table-cell table:formula="of:=487275701.63212*[.B7]^12-1774169947.90266*[.B7]^11+2833410118.73507*[.B7]^10-2605731012.79961*[.B7]^9+1522718459.23205*[.B7]^8-588298159.63554*[.B7]^7+151364493.517052*[.B7]^6-25434123.3267855*[.B7]^5+2653793.61510044*[.B7]^4-157213.044105359*[.B7]^3+4531.26604627604*[.B7]^2+82.71536168032*[.B7]-2.54428165685" office:value-type="float" office:value="3.86618988609306" calcext:value-type="float">
            <text:p>3.8661898860931</text:p>
          </table:table-cell>
          <table:table-cell table:formula="of:=[.G7]+[.D7]" office:value-type="float" office:value="3.91458533119086" calcext:value-type="float">
            <text:p>3.91458533</text:p>
          </table:table-cell>
          <table:table-cell table:formula="of:=[.G7]+[.D7]+[.E7]" office:value-type="float" office:value="3.90958111269196" calcext:value-type="float">
            <text:p>3.9095811126920</text:p>
          </table:table-cell>
          <table:table-cell table:formula="of:=ROUND([.I7]*100)/100" office:value-type="float" office:value="3.91" calcext:value-type="float">
            <text:p>3.910</text:p>
          </table:table-cell>
          <table:table-cell table:formula="of:=[.J7]-[.C7]" office:value-type="float" office:value="0.0500000000000003" calcext:value-type="float">
            <text:p>0.050</text:p>
          </table:table-cell>
        </table:table-row>
        <table:table-row table:style-name="ro1">
          <table:table-cell office:value-type="float" office:value="1906" calcext:value-type="float">
            <text:p>1906.0</text:p>
          </table:table-cell>
          <table:table-cell table:formula="of:=([.A8]-1900)/100" office:value-type="float" office:value="0.06" calcext:value-type="float">
            <text:p>0.06</text:p>
          </table:table-cell>
          <table:table-cell office:value-type="float" office:value="5.37" calcext:value-type="float">
            <text:p>5.370</text:p>
          </table:table-cell>
          <table:table-cell office:value-type="float" office:value="0.0965577945689" calcext:value-type="float">
            <text:p>0.0965577945689</text:p>
          </table:table-cell>
          <table:table-cell office:value-type="float" office:value="-0.0050460508562" calcext:value-type="float">
            <text:p>-0.0050460508562</text:p>
          </table:table-cell>
          <table:table-cell table:formula="of:=[.C8]-[.D8]-[.E8]" office:value-type="float" office:value="5.2784882562873" calcext:value-type="float">
            <text:p>5.2784882562873</text:p>
          </table:table-cell>
          <table:table-cell table:formula="of:=487275701.63212*[.B8]^12-1774169947.90266*[.B8]^11+2833410118.73507*[.B8]^10-2605731012.79961*[.B8]^9+1522718459.23205*[.B8]^8-588298159.63554*[.B8]^7+151364493.517052*[.B8]^6-25434123.3267855*[.B8]^5+2653793.61510044*[.B8]^4-157213.044105359*[.B8]^3+4531.26604627604*[.B8]^2+82.71536168032*[.B8]-2.54428165685" office:value-type="float" office:value="5.03512312280926" calcext:value-type="float">
            <text:p>5.0351231228093</text:p>
          </table:table-cell>
          <table:table-cell table:formula="of:=[.G8]+[.D8]" office:value-type="float" office:value="5.13168091737816" calcext:value-type="float">
            <text:p>5.13168092</text:p>
          </table:table-cell>
          <table:table-cell table:formula="of:=[.G8]+[.D8]+[.E8]" office:value-type="float" office:value="5.12663486652196" calcext:value-type="float">
            <text:p>5.1266348665220</text:p>
          </table:table-cell>
          <table:table-cell table:formula="of:=ROUND([.I8]*100)/100" office:value-type="float" office:value="5.13" calcext:value-type="float">
            <text:p>5.130</text:p>
          </table:table-cell>
          <table:table-cell table:formula="of:=[.J8]-[.C8]" office:value-type="float" office:value="-0.24" calcext:value-type="float">
            <text:p>-0.240</text:p>
          </table:table-cell>
        </table:table-row>
        <table:table-row table:style-name="ro1">
          <table:table-cell office:value-type="float" office:value="1907" calcext:value-type="float">
            <text:p>1907.0</text:p>
          </table:table-cell>
          <table:table-cell table:formula="of:=([.A9]-1900)/100" office:value-type="float" office:value="0.07" calcext:value-type="float">
            <text:p>0.07</text:p>
          </table:table-cell>
          <table:table-cell office:value-type="float" office:value="6.14" calcext:value-type="float">
            <text:p>6.140</text:p>
          </table:table-cell>
          <table:table-cell office:value-type="float" office:value="0.1327290101542" calcext:value-type="float">
            <text:p>0.1327290101542</text:p>
          </table:table-cell>
          <table:table-cell office:value-type="float" office:value="-0.0050881630184" calcext:value-type="float">
            <text:p>-0.0050881630184</text:p>
          </table:table-cell>
          <table:table-cell table:formula="of:=[.C9]-[.D9]-[.E9]" office:value-type="float" office:value="6.0123591528642" calcext:value-type="float">
            <text:p>6.0123591528642</text:p>
          </table:table-cell>
          <table:table-cell table:formula="of:=487275701.63212*[.B9]^12-1774169947.90266*[.B9]^11+2833410118.73507*[.B9]^10-2605731012.79961*[.B9]^9+1522718459.23205*[.B9]^8-588298159.63554*[.B9]^7+151364493.517052*[.B9]^6-25434123.3267855*[.B9]^5+2653793.61510044*[.B9]^4-157213.044105359*[.B9]^3+4531.26604627604*[.B9]^2+82.71536168032*[.B9]-2.54428165685" office:value-type="float" office:value="6.23869562745463" calcext:value-type="float">
            <text:p>6.2386956274546</text:p>
          </table:table-cell>
          <table:table-cell table:formula="of:=[.G9]+[.D9]" office:value-type="float" office:value="6.37142463760883" calcext:value-type="float">
            <text:p>6.37142464</text:p>
          </table:table-cell>
          <table:table-cell table:formula="of:=[.G9]+[.D9]+[.E9]" office:value-type="float" office:value="6.36633647459043" calcext:value-type="float">
            <text:p>6.3663364745904</text:p>
          </table:table-cell>
          <table:table-cell table:formula="of:=ROUND([.I9]*100)/100" office:value-type="float" office:value="6.37" calcext:value-type="float">
            <text:p>6.370</text:p>
          </table:table-cell>
          <table:table-cell table:formula="of:=[.J9]-[.C9]" office:value-type="float" office:value="0.23" calcext:value-type="float">
            <text:p>0.230</text:p>
          </table:table-cell>
        </table:table-row>
        <table:table-row table:style-name="ro1">
          <table:table-cell office:value-type="float" office:value="1908" calcext:value-type="float">
            <text:p>1908.0</text:p>
          </table:table-cell>
          <table:table-cell table:formula="of:=([.A10]-1900)/100" office:value-type="float" office:value="0.08" calcext:value-type="float">
            <text:p>0.08</text:p>
          </table:table-cell>
          <table:table-cell office:value-type="float" office:value="7.75" calcext:value-type="float">
            <text:p>7.750</text:p>
          </table:table-cell>
          <table:table-cell office:value-type="float" office:value="0.1551232145872" calcext:value-type="float">
            <text:p>0.1551232145872</text:p>
          </table:table-cell>
          <table:table-cell office:value-type="float" office:value="-0.0051305568175" calcext:value-type="float">
            <text:p>-0.0051305568175</text:p>
          </table:table-cell>
          <table:table-cell table:formula="of:=[.C10]-[.D10]-[.E10]" office:value-type="float" office:value="7.6000073422303" calcext:value-type="float">
            <text:p>7.6000073422303</text:p>
          </table:table-cell>
          <table:table-cell table:formula="of:=487275701.63212*[.B10]^12-1774169947.90266*[.B10]^11+2833410118.73507*[.B10]^10-2605731012.79961*[.B10]^9+1522718459.23205*[.B10]^8-588298159.63554*[.B10]^7+151364493.517052*[.B10]^6-25434123.3267855*[.B10]^5+2653793.61510044*[.B10]^4-157213.044105359*[.B10]^3+4531.26604627604*[.B10]^2+82.71536168032*[.B10]-2.54428165685" office:value-type="float" office:value="7.5125050647719" calcext:value-type="float">
            <text:p>7.5125050647719</text:p>
          </table:table-cell>
          <table:table-cell table:formula="of:=[.G10]+[.D10]" office:value-type="float" office:value="7.6676282793591" calcext:value-type="float">
            <text:p>7.66762828</text:p>
          </table:table-cell>
          <table:table-cell table:formula="of:=[.G10]+[.D10]+[.E10]" office:value-type="float" office:value="7.6624977225416" calcext:value-type="float">
            <text:p>7.6624977225416</text:p>
          </table:table-cell>
          <table:table-cell table:formula="of:=ROUND([.I10]*100)/100" office:value-type="float" office:value="7.66" calcext:value-type="float">
            <text:p>7.660</text:p>
          </table:table-cell>
          <table:table-cell table:formula="of:=[.J10]-[.C10]" office:value-type="float" office:value="-0.0899999999999999" calcext:value-type="float">
            <text:p>-0.090</text:p>
          </table:table-cell>
        </table:table-row>
        <table:table-row table:style-name="ro1">
          <table:table-cell office:value-type="float" office:value="1909" calcext:value-type="float">
            <text:p>1909.0</text:p>
          </table:table-cell>
          <table:table-cell table:formula="of:=([.A11]-1900)/100" office:value-type="float" office:value="0.09" calcext:value-type="float">
            <text:p>0.09</text:p>
          </table:table-cell>
          <table:table-cell office:value-type="float" office:value="9.13" calcext:value-type="float">
            <text:p>9.130</text:p>
          </table:table-cell>
          <table:table-cell office:value-type="float" office:value="0.1603449339219" calcext:value-type="float">
            <text:p>0.1603449339219</text:p>
          </table:table-cell>
          <table:table-cell office:value-type="float" office:value="-0.0049988490722" calcext:value-type="float">
            <text:p>-0.0049988490722</text:p>
          </table:table-cell>
          <table:table-cell table:formula="of:=[.C11]-[.D11]-[.E11]" office:value-type="float" office:value="8.9746539151503" calcext:value-type="float">
            <text:p>8.9746539151503</text:p>
          </table:table-cell>
          <table:table-cell table:formula="of:=487275701.63212*[.B11]^12-1774169947.90266*[.B11]^11+2833410118.73507*[.B11]^10-2605731012.79961*[.B11]^9+1522718459.23205*[.B11]^8-588298159.63554*[.B11]^7+151364493.517052*[.B11]^6-25434123.3267855*[.B11]^5+2653793.61510044*[.B11]^4-157213.044105359*[.B11]^3+4531.26604627604*[.B11]^2+82.71536168032*[.B11]-2.54428165685" office:value-type="float" office:value="8.8663252412971" calcext:value-type="float">
            <text:p>8.8663252412971</text:p>
          </table:table-cell>
          <table:table-cell table:formula="of:=[.G11]+[.D11]" office:value-type="float" office:value="9.026670175219" calcext:value-type="float">
            <text:p>9.02667018</text:p>
          </table:table-cell>
          <table:table-cell table:formula="of:=[.G11]+[.D11]+[.E11]" office:value-type="float" office:value="9.0216713261468" calcext:value-type="float">
            <text:p>9.0216713261468</text:p>
          </table:table-cell>
          <table:table-cell table:formula="of:=ROUND([.I11]*100)/100" office:value-type="float" office:value="9.02" calcext:value-type="float">
            <text:p>9.020</text:p>
          </table:table-cell>
          <table:table-cell table:formula="of:=[.J11]-[.C11]" office:value-type="float" office:value="-0.110000000000001" calcext:value-type="float">
            <text:p>-0.110</text:p>
          </table:table-cell>
        </table:table-row>
        <table:table-row table:style-name="ro1">
          <table:table-cell office:value-type="float" office:value="1910" calcext:value-type="float">
            <text:p>1910.0</text:p>
          </table:table-cell>
          <table:table-cell table:formula="of:=([.A12]-1900)/100" office:value-type="float" office:value="0.1" calcext:value-type="float">
            <text:p>0.10</text:p>
          </table:table-cell>
          <table:table-cell office:value-type="float" office:value="10.46" calcext:value-type="float">
            <text:p>10.460</text:p>
          </table:table-cell>
          <table:table-cell office:value-type="float" office:value="0.1449018020074" calcext:value-type="float">
            <text:p>0.1449018020074</text:p>
          </table:table-cell>
          <table:table-cell office:value-type="float" office:value="-0.0050406455142" calcext:value-type="float">
            <text:p>-0.0050406455142</text:p>
          </table:table-cell>
          <table:table-cell table:formula="of:=[.C12]-[.D12]-[.E12]" office:value-type="float" office:value="10.3201388435068" calcext:value-type="float">
            <text:p>10.3201388435068</text:p>
          </table:table-cell>
          <table:table-cell table:formula="of:=487275701.63212*[.B12]^12-1774169947.90266*[.B12]^11+2833410118.73507*[.B12]^10-2605731012.79961*[.B12]^9+1522718459.23205*[.B12]^8-588298159.63554*[.B12]^7+151364493.517052*[.B12]^6-25434123.3267855*[.B12]^5+2653793.61510044*[.B12]^4-157213.044105359*[.B12]^3+4531.26604627604*[.B12]^2+82.71536168032*[.B12]-2.54428165685" office:value-type="float" office:value="10.2872168318874" calcext:value-type="float">
            <text:p>10.2872168318874</text:p>
          </table:table-cell>
          <table:table-cell table:formula="of:=[.G12]+[.D12]" office:value-type="float" office:value="10.4321186338948" calcext:value-type="float">
            <text:p>10.43211863</text:p>
          </table:table-cell>
          <table:table-cell table:formula="of:=[.G12]+[.D12]+[.E12]" office:value-type="float" office:value="10.4270779883806" calcext:value-type="float">
            <text:p>10.4270779883806</text:p>
          </table:table-cell>
          <table:table-cell table:formula="of:=ROUND([.I12]*100)/100" office:value-type="float" office:value="10.43" calcext:value-type="float">
            <text:p>10.430</text:p>
          </table:table-cell>
          <table:table-cell table:formula="of:=[.J12]-[.C12]" office:value-type="float" office:value="-0.0300000000000011" calcext:value-type="float">
            <text:p>-0.030</text:p>
          </table:table-cell>
        </table:table-row>
        <table:table-row table:style-name="ro1">
          <table:table-cell office:value-type="float" office:value="1911" calcext:value-type="float">
            <text:p>1911.0</text:p>
          </table:table-cell>
          <table:table-cell table:formula="of:=([.A13]-1900)/100" office:value-type="float" office:value="0.11" calcext:value-type="float">
            <text:p>0.11</text:p>
          </table:table-cell>
          <table:table-cell office:value-type="float" office:value="11.53" calcext:value-type="float">
            <text:p>11.530</text:p>
          </table:table-cell>
          <table:table-cell office:value-type="float" office:value="0.114086966535" calcext:value-type="float">
            <text:p>0.1140869665350</text:p>
          </table:table-cell>
          <table:table-cell office:value-type="float" office:value="-0.0050827215229" calcext:value-type="float">
            <text:p>-0.0050827215229</text:p>
          </table:table-cell>
          <table:table-cell table:formula="of:=[.C13]-[.D13]-[.E13]" office:value-type="float" office:value="11.4209957549879" calcext:value-type="float">
            <text:p>11.4209957549879</text:p>
          </table:table-cell>
          <table:table-cell table:formula="of:=487275701.63212*[.B13]^12-1774169947.90266*[.B13]^11+2833410118.73507*[.B13]^10-2605731012.79961*[.B13]^9+1522718459.23205*[.B13]^8-588298159.63554*[.B13]^7+151364493.517052*[.B13]^6-25434123.3267855*[.B13]^5+2653793.61510044*[.B13]^4-157213.044105359*[.B13]^3+4531.26604627604*[.B13]^2+82.71536168032*[.B13]-2.54428165685" office:value-type="float" office:value="11.7462231506658" calcext:value-type="float">
            <text:p>11.7462231506658</text:p>
          </table:table-cell>
          <table:table-cell table:formula="of:=[.G13]+[.D13]" office:value-type="float" office:value="11.8603101172008" calcext:value-type="float">
            <text:p>11.86031012</text:p>
          </table:table-cell>
          <table:table-cell table:formula="of:=[.G13]+[.D13]+[.E13]" office:value-type="float" office:value="11.8552273956779" calcext:value-type="float">
            <text:p>11.8552273956779</text:p>
          </table:table-cell>
          <table:table-cell table:formula="of:=ROUND([.I13]*100)/100" office:value-type="float" office:value="11.86" calcext:value-type="float">
            <text:p>11.860</text:p>
          </table:table-cell>
          <table:table-cell table:formula="of:=[.J13]-[.C13]" office:value-type="float" office:value="0.33" calcext:value-type="float">
            <text:p>0.330</text:p>
          </table:table-cell>
        </table:table-row>
        <table:table-row table:style-name="ro1">
          <table:table-cell office:value-type="float" office:value="1912" calcext:value-type="float">
            <text:p>1912.0</text:p>
          </table:table-cell>
          <table:table-cell table:formula="of:=([.A14]-1900)/100" office:value-type="float" office:value="0.12" calcext:value-type="float">
            <text:p>0.12</text:p>
          </table:table-cell>
          <table:table-cell office:value-type="float" office:value="13.36" calcext:value-type="float">
            <text:p>13.360</text:p>
          </table:table-cell>
          <table:table-cell office:value-type="float" office:value="0.0718172176369" calcext:value-type="float">
            <text:p>0.0718172176369</text:p>
          </table:table-cell>
          <table:table-cell office:value-type="float" office:value="-0.0051250789342" calcext:value-type="float">
            <text:p>-0.0051250789342</text:p>
          </table:table-cell>
          <table:table-cell table:formula="of:=[.C14]-[.D14]-[.E14]" office:value-type="float" office:value="13.2933078612973" calcext:value-type="float">
            <text:p>13.2933078612973</text:p>
          </table:table-cell>
          <table:table-cell table:formula="of:=487275701.63212*[.B14]^12-1774169947.90266*[.B14]^11+2833410118.73507*[.B14]^10-2605731012.79961*[.B14]^9+1522718459.23205*[.B14]^8-588298159.63554*[.B14]^7+151364493.517052*[.B14]^6-25434123.3267855*[.B14]^5+2653793.61510044*[.B14]^4-157213.044105359*[.B14]^3+4531.26604627604*[.B14]^2+82.71536168032*[.B14]-2.54428165685" office:value-type="float" office:value="13.2060098718592" calcext:value-type="float">
            <text:p>13.2060098718592</text:p>
          </table:table-cell>
          <table:table-cell table:formula="of:=[.G14]+[.D14]" office:value-type="float" office:value="13.2778270894961" calcext:value-type="float">
            <text:p>13.27782709</text:p>
          </table:table-cell>
          <table:table-cell table:formula="of:=[.G14]+[.D14]+[.E14]" office:value-type="float" office:value="13.2727020105619" calcext:value-type="float">
            <text:p>13.2727020105619</text:p>
          </table:table-cell>
          <table:table-cell table:formula="of:=ROUND([.I14]*100)/100" office:value-type="float" office:value="13.27" calcext:value-type="float">
            <text:p>13.270</text:p>
          </table:table-cell>
          <table:table-cell table:formula="of:=[.J14]-[.C14]" office:value-type="float" office:value="-0.0899999999999999" calcext:value-type="float">
            <text:p>-0.090</text:p>
          </table:table-cell>
        </table:table-row>
        <table:table-row table:style-name="ro1">
          <table:table-cell office:value-type="float" office:value="1913" calcext:value-type="float">
            <text:p>1913.0</text:p>
          </table:table-cell>
          <table:table-cell table:formula="of:=([.A15]-1900)/100" office:value-type="float" office:value="0.13" calcext:value-type="float">
            <text:p>0.13</text:p>
          </table:table-cell>
          <table:table-cell office:value-type="float" office:value="14.65" calcext:value-type="float">
            <text:p>14.650</text:p>
          </table:table-cell>
          <table:table-cell office:value-type="float" office:value="0.0213729786979" calcext:value-type="float">
            <text:p>0.0213729786979</text:p>
          </table:table-cell>
          <table:table-cell office:value-type="float" office:value="-0.0049934842553" calcext:value-type="float">
            <text:p>-0.0049934842553</text:p>
          </table:table-cell>
          <table:table-cell table:formula="of:=[.C15]-[.D15]-[.E15]" office:value-type="float" office:value="14.6336205055574" calcext:value-type="float">
            <text:p>14.6336205055574</text:p>
          </table:table-cell>
          <table:table-cell table:formula="of:=487275701.63212*[.B15]^12-1774169947.90266*[.B15]^11+2833410118.73507*[.B15]^10-2605731012.79961*[.B15]^9+1522718459.23205*[.B15]^8-588298159.63554*[.B15]^7+151364493.517052*[.B15]^6-25434123.3267855*[.B15]^5+2653793.61510044*[.B15]^4-157213.044105359*[.B15]^3+4531.26604627604*[.B15]^2+82.71536168032*[.B15]-2.54428165685" office:value-type="float" office:value="14.6278208033216" calcext:value-type="float">
            <text:p>14.6278208033216</text:p>
          </table:table-cell>
          <table:table-cell table:formula="of:=[.G15]+[.D15]" office:value-type="float" office:value="14.6491937820195" calcext:value-type="float">
            <text:p>14.64919378</text:p>
          </table:table-cell>
          <table:table-cell table:formula="of:=[.G15]+[.D15]+[.E15]" office:value-type="float" office:value="14.6442002977642" calcext:value-type="float">
            <text:p>14.6442002977642</text:p>
          </table:table-cell>
          <table:table-cell table:formula="of:=ROUND([.I15]*100)/100" office:value-type="float" office:value="14.64" calcext:value-type="float">
            <text:p>14.640</text:p>
          </table:table-cell>
          <table:table-cell table:formula="of:=[.J15]-[.C15]" office:value-type="float" office:value="-0.00999999999999979" calcext:value-type="float">
            <text:p>-0.010</text:p>
          </table:table-cell>
        </table:table-row>
        <table:table-row table:style-name="ro1">
          <table:table-cell office:value-type="float" office:value="1914" calcext:value-type="float">
            <text:p>1914.0</text:p>
          </table:table-cell>
          <table:table-cell table:formula="of:=([.A16]-1900)/100" office:value-type="float" office:value="0.14" calcext:value-type="float">
            <text:p>0.14</text:p>
          </table:table-cell>
          <table:table-cell office:value-type="float" office:value="16.01" calcext:value-type="float">
            <text:p>16.010</text:p>
          </table:table-cell>
          <table:table-cell office:value-type="float" office:value="-0.0343826232537" calcext:value-type="float">
            <text:p>-0.0343826232537</text:p>
          </table:table-cell>
          <table:table-cell office:value-type="float" office:value="-0.005035244813" calcext:value-type="float">
            <text:p>-0.0050352448130</text:p>
          </table:table-cell>
          <table:table-cell table:formula="of:=[.C16]-[.D16]-[.E16]" office:value-type="float" office:value="16.0494178680667" calcext:value-type="float">
            <text:p>16.0494178680667</text:p>
          </table:table-cell>
          <table:table-cell table:formula="of:=487275701.63212*[.B16]^12-1774169947.90266*[.B16]^11+2833410118.73507*[.B16]^10-2605731012.79961*[.B16]^9+1522718459.23205*[.B16]^8-588298159.63554*[.B16]^7+151364493.517052*[.B16]^6-25434123.3267855*[.B16]^5+2653793.61510044*[.B16]^4-157213.044105359*[.B16]^3+4531.26604627604*[.B16]^2+82.71536168032*[.B16]-2.54428165685" office:value-type="float" office:value="15.9768781805855" calcext:value-type="float">
            <text:p>15.9768781805855</text:p>
          </table:table-cell>
          <table:table-cell table:formula="of:=[.G16]+[.D16]" office:value-type="float" office:value="15.9424955573318" calcext:value-type="float">
            <text:p>15.94249556</text:p>
          </table:table-cell>
          <table:table-cell table:formula="of:=[.G16]+[.D16]+[.E16]" office:value-type="float" office:value="15.9374603125188" calcext:value-type="float">
            <text:p>15.9374603125188</text:p>
          </table:table-cell>
          <table:table-cell table:formula="of:=ROUND([.I16]*100)/100" office:value-type="float" office:value="15.94" calcext:value-type="float">
            <text:p>15.940</text:p>
          </table:table-cell>
          <table:table-cell table:formula="of:=[.J16]-[.C16]" office:value-type="float" office:value="-0.0700000000000021" calcext:value-type="float">
            <text:p>-0.070</text:p>
          </table:table-cell>
        </table:table-row>
        <table:table-row table:style-name="ro1">
          <table:table-cell office:value-type="float" office:value="1915" calcext:value-type="float">
            <text:p>1915.0</text:p>
          </table:table-cell>
          <table:table-cell table:formula="of:=([.A17]-1900)/100" office:value-type="float" office:value="0.15" calcext:value-type="float">
            <text:p>0.15</text:p>
          </table:table-cell>
          <table:table-cell office:value-type="float" office:value="17.2" calcext:value-type="float">
            <text:p>17.200</text:p>
          </table:table-cell>
          <table:table-cell office:value-type="float" office:value="-0.0847376631028" calcext:value-type="float">
            <text:p>-0.0847376631028</text:p>
          </table:table-cell>
          <table:table-cell office:value-type="float" office:value="-0.0050772846987" calcext:value-type="float">
            <text:p>-0.0050772846987</text:p>
          </table:table-cell>
          <table:table-cell table:formula="of:=[.C17]-[.D17]-[.E17]" office:value-type="float" office:value="17.2898149478015" calcext:value-type="float">
            <text:p>17.2898149478015</text:p>
          </table:table-cell>
          <table:table-cell table:formula="of:=487275701.63212*[.B17]^12-1774169947.90266*[.B17]^11+2833410118.73507*[.B17]^10-2605731012.79961*[.B17]^9+1522718459.23205*[.B17]^8-588298159.63554*[.B17]^7+151364493.517052*[.B17]^6-25434123.3267855*[.B17]^5+2653793.61510044*[.B17]^4-157213.044105359*[.B17]^3+4531.26604627604*[.B17]^2+82.71536168032*[.B17]-2.54428165685" office:value-type="float" office:value="17.2258992492032" calcext:value-type="float">
            <text:p>17.2258992492032</text:p>
          </table:table-cell>
          <table:table-cell table:formula="of:=[.G17]+[.D17]" office:value-type="float" office:value="17.1411615861005" calcext:value-type="float">
            <text:p>17.14116159</text:p>
          </table:table-cell>
          <table:table-cell table:formula="of:=[.G17]+[.D17]+[.E17]" office:value-type="float" office:value="17.1360843014017" calcext:value-type="float">
            <text:p>17.1360843014017</text:p>
          </table:table-cell>
          <table:table-cell table:formula="of:=ROUND([.I17]*100)/100" office:value-type="float" office:value="17.14" calcext:value-type="float">
            <text:p>17.140</text:p>
          </table:table-cell>
          <table:table-cell table:formula="of:=[.J17]-[.C17]" office:value-type="float" office:value="-0.0599999999999987" calcext:value-type="float">
            <text:p>-0.060</text:p>
          </table:table-cell>
        </table:table-row>
        <table:table-row table:style-name="ro1">
          <table:table-cell office:value-type="float" office:value="1916" calcext:value-type="float">
            <text:p>1916.0</text:p>
          </table:table-cell>
          <table:table-cell table:formula="of:=([.A18]-1900)/100" office:value-type="float" office:value="0.16" calcext:value-type="float">
            <text:p>0.16</text:p>
          </table:table-cell>
          <table:table-cell office:value-type="float" office:value="18.24" calcext:value-type="float">
            <text:p>18.240</text:p>
          </table:table-cell>
          <table:table-cell office:value-type="float" office:value="-0.1246923170738" calcext:value-type="float">
            <text:p>-0.1246923170738</text:p>
          </table:table-cell>
          <table:table-cell office:value-type="float" office:value="-0.0051196057521" calcext:value-type="float">
            <text:p>-0.0051196057521</text:p>
          </table:table-cell>
          <table:table-cell table:formula="of:=[.C18]-[.D18]-[.E18]" office:value-type="float" office:value="18.3698119228259" calcext:value-type="float">
            <text:p>18.3698119228259</text:p>
          </table:table-cell>
          <table:table-cell table:formula="of:=487275701.63212*[.B18]^12-1774169947.90266*[.B18]^11+2833410118.73507*[.B18]^10-2605731012.79961*[.B18]^9+1522718459.23205*[.B18]^8-588298159.63554*[.B18]^7+151364493.517052*[.B18]^6-25434123.3267855*[.B18]^5+2653793.61510044*[.B18]^4-157213.044105359*[.B18]^3+4531.26604627604*[.B18]^2+82.71536168032*[.B18]-2.54428165685" office:value-type="float" office:value="18.35677027392" calcext:value-type="float">
            <text:p>18.3567702739200</text:p>
          </table:table-cell>
          <table:table-cell table:formula="of:=[.G18]+[.D18]" office:value-type="float" office:value="18.2320779568462" calcext:value-type="float">
            <text:p>18.23207796</text:p>
          </table:table-cell>
          <table:table-cell table:formula="of:=[.G18]+[.D18]+[.E18]" office:value-type="float" office:value="18.2269583510941" calcext:value-type="float">
            <text:p>18.2269583510941</text:p>
          </table:table-cell>
          <table:table-cell table:formula="of:=ROUND([.I18]*100)/100" office:value-type="float" office:value="18.23" calcext:value-type="float">
            <text:p>18.230</text:p>
          </table:table-cell>
          <table:table-cell table:formula="of:=[.J18]-[.C18]" office:value-type="float" office:value="-0.00999999999999801" calcext:value-type="float">
            <text:p>-0.010</text:p>
          </table:table-cell>
        </table:table-row>
        <table:table-row table:style-name="ro1">
          <table:table-cell office:value-type="float" office:value="1917" calcext:value-type="float">
            <text:p>1917.0</text:p>
          </table:table-cell>
          <table:table-cell table:formula="of:=([.A19]-1900)/100" office:value-type="float" office:value="0.17" calcext:value-type="float">
            <text:p>0.17</text:p>
          </table:table-cell>
          <table:table-cell office:value-type="float" office:value="19.06" calcext:value-type="float">
            <text:p>19.060</text:p>
          </table:table-cell>
          <table:table-cell office:value-type="float" office:value="-0.1511290947259" calcext:value-type="float">
            <text:p>-0.1511290947259</text:p>
          </table:table-cell>
          <table:table-cell office:value-type="float" office:value="-0.0049881240441" calcext:value-type="float">
            <text:p>-0.0049881240441</text:p>
          </table:table-cell>
          <table:table-cell table:formula="of:=[.C19]-[.D19]-[.E19]" office:value-type="float" office:value="19.21611721877" calcext:value-type="float">
            <text:p>19.2161172187700</text:p>
          </table:table-cell>
          <table:table-cell table:formula="of:=487275701.63212*[.B19]^12-1774169947.90266*[.B19]^11+2833410118.73507*[.B19]^10-2605731012.79961*[.B19]^9+1522718459.23205*[.B19]^8-588298159.63554*[.B19]^7+151364493.517052*[.B19]^6-25434123.3267855*[.B19]^5+2653793.61510044*[.B19]^4-157213.044105359*[.B19]^3+4531.26604627604*[.B19]^2+82.71536168032*[.B19]-2.54428165685" office:value-type="float" office:value="19.3606492931152" calcext:value-type="float">
            <text:p>19.3606492931152</text:p>
          </table:table-cell>
          <table:table-cell table:formula="of:=[.G19]+[.D19]" office:value-type="float" office:value="19.2095201983893" calcext:value-type="float">
            <text:p>19.20952020</text:p>
          </table:table-cell>
          <table:table-cell table:formula="of:=[.G19]+[.D19]+[.E19]" office:value-type="float" office:value="19.2045320743452" calcext:value-type="float">
            <text:p>19.2045320743452</text:p>
          </table:table-cell>
          <table:table-cell table:formula="of:=ROUND([.I19]*100)/100" office:value-type="float" office:value="19.2" calcext:value-type="float">
            <text:p>19.200</text:p>
          </table:table-cell>
          <table:table-cell table:formula="of:=[.J19]-[.C19]" office:value-type="float" office:value="0.140000000000001" calcext:value-type="float">
            <text:p>0.140</text:p>
          </table:table-cell>
        </table:table-row>
        <table:table-row table:style-name="ro1">
          <table:table-cell office:value-type="float" office:value="1918" calcext:value-type="float">
            <text:p>1918.0</text:p>
          </table:table-cell>
          <table:table-cell table:formula="of:=([.A20]-1900)/100" office:value-type="float" office:value="0.18" calcext:value-type="float">
            <text:p>0.18</text:p>
          </table:table-cell>
          <table:table-cell office:value-type="float" office:value="20.25" calcext:value-type="float">
            <text:p>20.250</text:p>
          </table:table-cell>
          <table:table-cell office:value-type="float" office:value="-0.163770039266" calcext:value-type="float">
            <text:p>-0.1637700392660</text:p>
          </table:table-cell>
          <table:table-cell office:value-type="float" office:value="-0.0050298487486" calcext:value-type="float">
            <text:p>-0.0050298487486</text:p>
          </table:table-cell>
          <table:table-cell table:formula="of:=[.C20]-[.D20]-[.E20]" office:value-type="float" office:value="20.4187998880146" calcext:value-type="float">
            <text:p>20.4187998880146</text:p>
          </table:table-cell>
          <table:table-cell table:formula="of:=487275701.63212*[.B20]^12-1774169947.90266*[.B20]^11+2833410118.73507*[.B20]^10-2605731012.79961*[.B20]^9+1522718459.23205*[.B20]^8-588298159.63554*[.B20]^7+151364493.517052*[.B20]^6-25434123.3267855*[.B20]^5+2653793.61510044*[.B20]^4-157213.044105359*[.B20]^3+4531.26604627604*[.B20]^2+82.71536168032*[.B20]-2.54428165685" office:value-type="float" office:value="20.2368904997759" calcext:value-type="float">
            <text:p>20.2368904997759</text:p>
          </table:table-cell>
          <table:table-cell table:formula="of:=[.G20]+[.D20]" office:value-type="float" office:value="20.0731204605099" calcext:value-type="float">
            <text:p>20.07312046</text:p>
          </table:table-cell>
          <table:table-cell table:formula="of:=[.G20]+[.D20]+[.E20]" office:value-type="float" office:value="20.0680906117613" calcext:value-type="float">
            <text:p>20.0680906117613</text:p>
          </table:table-cell>
          <table:table-cell table:formula="of:=ROUND([.I20]*100)/100" office:value-type="float" office:value="20.07" calcext:value-type="float">
            <text:p>20.070</text:p>
          </table:table-cell>
          <table:table-cell table:formula="of:=[.J20]-[.C20]" office:value-type="float" office:value="-0.18" calcext:value-type="float">
            <text:p>-0.180</text:p>
          </table:table-cell>
        </table:table-row>
        <table:table-row table:style-name="ro1">
          <table:table-cell office:value-type="float" office:value="1919" calcext:value-type="float">
            <text:p>1919.0</text:p>
          </table:table-cell>
          <table:table-cell table:formula="of:=([.A21]-1900)/100" office:value-type="float" office:value="0.19" calcext:value-type="float">
            <text:p>0.19</text:p>
          </table:table-cell>
          <table:table-cell office:value-type="float" office:value="20.95" calcext:value-type="float">
            <text:p>20.950</text:p>
          </table:table-cell>
          <table:table-cell office:value-type="float" office:value="-0.1563314126741" calcext:value-type="float">
            <text:p>-0.1563314126741</text:p>
          </table:table-cell>
          <table:table-cell office:value-type="float" office:value="-0.0050718525418" calcext:value-type="float">
            <text:p>-0.0050718525418</text:p>
          </table:table-cell>
          <table:table-cell table:formula="of:=[.C21]-[.D21]-[.E21]" office:value-type="float" office:value="21.1114032652159" calcext:value-type="float">
            <text:p>21.1114032652159</text:p>
          </table:table-cell>
          <table:table-cell table:formula="of:=487275701.63212*[.B21]^12-1774169947.90266*[.B21]^11+2833410118.73507*[.B21]^10-2605731012.79961*[.B21]^9+1522718459.23205*[.B21]^8-588298159.63554*[.B21]^7+151364493.517052*[.B21]^6-25434123.3267855*[.B21]^5+2653793.61510044*[.B21]^4-157213.044105359*[.B21]^3+4531.26604627604*[.B21]^2+82.71536168032*[.B21]-2.54428165685" office:value-type="float" office:value="20.9912227191258" calcext:value-type="float">
            <text:p>20.9912227191258</text:p>
          </table:table-cell>
          <table:table-cell table:formula="of:=[.G21]+[.D21]" office:value-type="float" office:value="20.8348913064517" calcext:value-type="float">
            <text:p>20.83489131</text:p>
          </table:table-cell>
          <table:table-cell table:formula="of:=[.G21]+[.D21]+[.E21]" office:value-type="float" office:value="20.8298194539099" calcext:value-type="float">
            <text:p>20.8298194539099</text:p>
          </table:table-cell>
          <table:table-cell table:formula="of:=ROUND([.I21]*100)/100" office:value-type="float" office:value="20.83" calcext:value-type="float">
            <text:p>20.830</text:p>
          </table:table-cell>
          <table:table-cell table:formula="of:=[.J21]-[.C21]" office:value-type="float" office:value="-0.120000000000001" calcext:value-type="float">
            <text:p>-0.120</text:p>
          </table:table-cell>
        </table:table-row>
        <table:table-row table:style-name="ro1">
          <table:table-cell office:value-type="float" office:value="1920" calcext:value-type="float">
            <text:p>1920.0</text:p>
          </table:table-cell>
          <table:table-cell table:formula="of:=([.A22]-1900)/100" office:value-type="float" office:value="0.2" calcext:value-type="float">
            <text:p>0.20</text:p>
          </table:table-cell>
          <table:table-cell office:value-type="float" office:value="21.16" calcext:value-type="float">
            <text:p>21.160</text:p>
          </table:table-cell>
          <table:table-cell office:value-type="float" office:value="-0.1305009666485" calcext:value-type="float">
            <text:p>-0.1305009666485</text:p>
          </table:table-cell>
          <table:table-cell office:value-type="float" office:value="-0.0051141372674" calcext:value-type="float">
            <text:p>-0.0051141372674</text:p>
          </table:table-cell>
          <table:table-cell table:formula="of:=[.C22]-[.D22]-[.E22]" office:value-type="float" office:value="21.2956151039159" calcext:value-type="float">
            <text:p>21.2956151039159</text:p>
          </table:table-cell>
          <table:table-cell table:formula="of:=487275701.63212*[.B22]^12-1774169947.90266*[.B22]^11+2833410118.73507*[.B22]^10-2605731012.79961*[.B22]^9+1522718459.23205*[.B22]^8-588298159.63554*[.B22]^7+151364493.517052*[.B22]^6-25434123.3267855*[.B22]^5+2653793.61510044*[.B22]^4-157213.044105359*[.B22]^3+4531.26604627604*[.B22]^2+82.71536168032*[.B22]-2.54428165685" office:value-type="float" office:value="21.633595013101" calcext:value-type="float">
            <text:p>21.6335950131010</text:p>
          </table:table-cell>
          <table:table-cell table:formula="of:=[.G22]+[.D22]" office:value-type="float" office:value="21.5030940464525" calcext:value-type="float">
            <text:p>21.50309405</text:p>
          </table:table-cell>
          <table:table-cell table:formula="of:=[.G22]+[.D22]+[.E22]" office:value-type="float" office:value="21.4979799091851" calcext:value-type="float">
            <text:p>21.4979799091851</text:p>
          </table:table-cell>
          <table:table-cell table:formula="of:=ROUND([.I22]*100)/100" office:value-type="float" office:value="21.5" calcext:value-type="float">
            <text:p>21.500</text:p>
          </table:table-cell>
          <table:table-cell table:formula="of:=[.J22]-[.C22]" office:value-type="float" office:value="0.34" calcext:value-type="float">
            <text:p>0.340</text:p>
          </table:table-cell>
        </table:table-row>
        <table:table-row table:style-name="ro1">
          <table:table-cell office:value-type="float" office:value="1921" calcext:value-type="float">
            <text:p>1921.0</text:p>
          </table:table-cell>
          <table:table-cell table:formula="of:=([.A23]-1900)/100" office:value-type="float" office:value="0.21" calcext:value-type="float">
            <text:p>0.21</text:p>
          </table:table-cell>
          <table:table-cell office:value-type="float" office:value="22.25" calcext:value-type="float">
            <text:p>22.250</text:p>
          </table:table-cell>
          <table:table-cell office:value-type="float" office:value="-0.0891851514733" calcext:value-type="float">
            <text:p>-0.0891851514733</text:p>
          </table:table-cell>
          <table:table-cell office:value-type="float" office:value="-0.0049827684347" calcext:value-type="float">
            <text:p>-0.0049827684347</text:p>
          </table:table-cell>
          <table:table-cell table:formula="of:=[.C23]-[.D23]-[.E23]" office:value-type="float" office:value="22.344167919908" calcext:value-type="float">
            <text:p>22.3441679199080</text:p>
          </table:table-cell>
          <table:table-cell table:formula="of:=487275701.63212*[.B23]^12-1774169947.90266*[.B23]^11+2833410118.73507*[.B23]^10-2605731012.79961*[.B23]^9+1522718459.23205*[.B23]^8-588298159.63554*[.B23]^7+151364493.517052*[.B23]^6-25434123.3267855*[.B23]^5+2653793.61510044*[.B23]^4-157213.044105359*[.B23]^3+4531.26604627604*[.B23]^2+82.71536168032*[.B23]-2.54428165685" office:value-type="float" office:value="22.1760434547232" calcext:value-type="float">
            <text:p>22.1760434547232</text:p>
          </table:table-cell>
          <table:table-cell table:formula="of:=[.G23]+[.D23]" office:value-type="float" office:value="22.0868583032499" calcext:value-type="float">
            <text:p>22.08685830</text:p>
          </table:table-cell>
          <table:table-cell table:formula="of:=[.G23]+[.D23]+[.E23]" office:value-type="float" office:value="22.0818755348152" calcext:value-type="float">
            <text:p>22.0818755348152</text:p>
          </table:table-cell>
          <table:table-cell table:formula="of:=ROUND([.I23]*100)/100" office:value-type="float" office:value="22.08" calcext:value-type="float">
            <text:p>22.080</text:p>
          </table:table-cell>
          <table:table-cell table:formula="of:=[.J23]-[.C23]" office:value-type="float" office:value="-0.170000000000002" calcext:value-type="float">
            <text:p>-0.170</text:p>
          </table:table-cell>
        </table:table-row>
        <table:table-row table:style-name="ro1">
          <table:table-cell office:value-type="float" office:value="1922" calcext:value-type="float">
            <text:p>1922.0</text:p>
          </table:table-cell>
          <table:table-cell table:formula="of:=([.A24]-1900)/100" office:value-type="float" office:value="0.22" calcext:value-type="float">
            <text:p>0.22</text:p>
          </table:table-cell>
          <table:table-cell office:value-type="float" office:value="22.41" calcext:value-type="float">
            <text:p>22.410</text:p>
          </table:table-cell>
          <table:table-cell office:value-type="float" office:value="-0.0407345459691" calcext:value-type="float">
            <text:p>-0.0407345459691</text:p>
          </table:table-cell>
          <table:table-cell office:value-type="float" office:value="-0.005024457317" calcext:value-type="float">
            <text:p>-0.0050244573170</text:p>
          </table:table-cell>
          <table:table-cell table:formula="of:=[.C24]-[.D24]-[.E24]" office:value-type="float" office:value="22.4557590032861" calcext:value-type="float">
            <text:p>22.4557590032861</text:p>
          </table:table-cell>
          <table:table-cell table:formula="of:=487275701.63212*[.B24]^12-1774169947.90266*[.B24]^11+2833410118.73507*[.B24]^10-2605731012.79961*[.B24]^9+1522718459.23205*[.B24]^8-588298159.63554*[.B24]^7+151364493.517052*[.B24]^6-25434123.3267855*[.B24]^5+2653793.61510044*[.B24]^4-157213.044105359*[.B24]^3+4531.26604627604*[.B24]^2+82.71536168032*[.B24]-2.54428165685" office:value-type="float" office:value="22.6308508313781" calcext:value-type="float">
            <text:p>22.6308508313781</text:p>
          </table:table-cell>
          <table:table-cell table:formula="of:=[.G24]+[.D24]" office:value-type="float" office:value="22.590116285409" calcext:value-type="float">
            <text:p>22.59011629</text:p>
          </table:table-cell>
          <table:table-cell table:formula="of:=[.G24]+[.D24]+[.E24]" office:value-type="float" office:value="22.585091828092" calcext:value-type="float">
            <text:p>22.5850918280920</text:p>
          </table:table-cell>
          <table:table-cell table:formula="of:=ROUND([.I24]*100)/100" office:value-type="float" office:value="22.59" calcext:value-type="float">
            <text:p>22.590</text:p>
          </table:table-cell>
          <table:table-cell table:formula="of:=[.J24]-[.C24]" office:value-type="float" office:value="0.18" calcext:value-type="float">
            <text:p>0.180</text:p>
          </table:table-cell>
        </table:table-row>
        <table:table-row table:style-name="ro1">
          <table:table-cell office:value-type="float" office:value="1923" calcext:value-type="float">
            <text:p>1923.0</text:p>
          </table:table-cell>
          <table:table-cell table:formula="of:=([.A25]-1900)/100" office:value-type="float" office:value="0.23" calcext:value-type="float">
            <text:p>0.23</text:p>
          </table:table-cell>
          <table:table-cell office:value-type="float" office:value="23.03" calcext:value-type="float">
            <text:p>23.030</text:p>
          </table:table-cell>
          <table:table-cell office:value-type="float" office:value="0.0139733013923" calcext:value-type="float">
            <text:p>0.0139733013923</text:p>
          </table:table-cell>
          <table:table-cell office:value-type="float" office:value="-0.0050664250483" calcext:value-type="float">
            <text:p>-0.0050664250483</text:p>
          </table:table-cell>
          <table:table-cell table:formula="of:=[.C25]-[.D25]-[.E25]" office:value-type="float" office:value="23.021093123656" calcext:value-type="float">
            <text:p>23.0210931236560</text:p>
          </table:table-cell>
          <table:table-cell table:formula="of:=487275701.63212*[.B25]^12-1774169947.90266*[.B25]^11+2833410118.73507*[.B25]^10-2605731012.79961*[.B25]^9+1522718459.23205*[.B25]^8-588298159.63554*[.B25]^7+151364493.517052*[.B25]^6-25434123.3267855*[.B25]^5+2653793.61510044*[.B25]^4-157213.044105359*[.B25]^3+4531.26604627604*[.B25]^2+82.71536168032*[.B25]-2.54428165685" office:value-type="float" office:value="23.0091787084094" calcext:value-type="float">
            <text:p>23.0091787084094</text:p>
          </table:table-cell>
          <table:table-cell table:formula="of:=[.G25]+[.D25]" office:value-type="float" office:value="23.0231520098017" calcext:value-type="float">
            <text:p>23.02315201</text:p>
          </table:table-cell>
          <table:table-cell table:formula="of:=[.G25]+[.D25]+[.E25]" office:value-type="float" office:value="23.0180855847534" calcext:value-type="float">
            <text:p>23.0180855847534</text:p>
          </table:table-cell>
          <table:table-cell table:formula="of:=ROUND([.I25]*100)/100" office:value-type="float" office:value="23.02" calcext:value-type="float">
            <text:p>23.020</text:p>
          </table:table-cell>
          <table:table-cell table:formula="of:=[.J25]-[.C25]" office:value-type="float" office:value="-0.0100000000000016" calcext:value-type="float">
            <text:p>-0.010</text:p>
          </table:table-cell>
        </table:table-row>
        <table:table-row table:style-name="ro1">
          <table:table-cell office:value-type="float" office:value="1924" calcext:value-type="float">
            <text:p>1924.0</text:p>
          </table:table-cell>
          <table:table-cell table:formula="of:=([.A26]-1900)/100" office:value-type="float" office:value="0.24" calcext:value-type="float">
            <text:p>0.24</text:p>
          </table:table-cell>
          <table:table-cell office:value-type="float" office:value="23.49" calcext:value-type="float">
            <text:p>23.490</text:p>
          </table:table-cell>
          <table:table-cell office:value-type="float" office:value="0.0670212215049" calcext:value-type="float">
            <text:p>0.0670212215049</text:p>
          </table:table-cell>
          <table:table-cell office:value-type="float" office:value="-0.0051086734762" calcext:value-type="float">
            <text:p>-0.0051086734762</text:p>
          </table:table-cell>
          <table:table-cell table:formula="of:=[.C26]-[.D26]-[.E26]" office:value-type="float" office:value="23.4280874519713" calcext:value-type="float">
            <text:p>23.4280874519713</text:p>
          </table:table-cell>
          <table:table-cell table:formula="of:=487275701.63212*[.B26]^12-1774169947.90266*[.B26]^11+2833410118.73507*[.B26]^10-2605731012.79961*[.B26]^9+1522718459.23205*[.B26]^8-588298159.63554*[.B26]^7+151364493.517052*[.B26]^6-25434123.3267855*[.B26]^5+2653793.61510044*[.B26]^4-157213.044105359*[.B26]^3+4531.26604627604*[.B26]^2+82.71536168032*[.B26]-2.54428165685" office:value-type="float" office:value="23.3202594027945" calcext:value-type="float">
            <text:p>23.3202594027945</text:p>
          </table:table-cell>
          <table:table-cell table:formula="of:=[.G26]+[.D26]" office:value-type="float" office:value="23.3872806242994" calcext:value-type="float">
            <text:p>23.38728062</text:p>
          </table:table-cell>
          <table:table-cell table:formula="of:=[.G26]+[.D26]+[.E26]" office:value-type="float" office:value="23.3821719508232" calcext:value-type="float">
            <text:p>23.3821719508232</text:p>
          </table:table-cell>
          <table:table-cell table:formula="of:=ROUND([.I26]*100)/100" office:value-type="float" office:value="23.38" calcext:value-type="float">
            <text:p>23.380</text:p>
          </table:table-cell>
          <table:table-cell table:formula="of:=[.J26]-[.C26]" office:value-type="float" office:value="-0.109999999999999" calcext:value-type="float">
            <text:p>-0.110</text:p>
          </table:table-cell>
        </table:table-row>
        <table:table-row table:style-name="ro1">
          <table:table-cell office:value-type="float" office:value="1925" calcext:value-type="float">
            <text:p>1925.0</text:p>
          </table:table-cell>
          <table:table-cell table:formula="of:=([.A27]-1900)/100" office:value-type="float" office:value="0.25" calcext:value-type="float">
            <text:p>0.25</text:p>
          </table:table-cell>
          <table:table-cell office:value-type="float" office:value="23.62" calcext:value-type="float">
            <text:p>23.620</text:p>
          </table:table-cell>
          <table:table-cell office:value-type="float" office:value="0.1129295559814" calcext:value-type="float">
            <text:p>0.1129295559814</text:p>
          </table:table-cell>
          <table:table-cell office:value-type="float" office:value="-0.0049774174229" calcext:value-type="float">
            <text:p>-0.0049774174229</text:p>
          </table:table-cell>
          <table:table-cell table:formula="of:=[.C27]-[.D27]-[.E27]" office:value-type="float" office:value="23.5120478614415" calcext:value-type="float">
            <text:p>23.5120478614415</text:p>
          </table:table-cell>
          <table:table-cell table:formula="of:=487275701.63212*[.B27]^12-1774169947.90266*[.B27]^11+2833410118.73507*[.B27]^10-2605731012.79961*[.B27]^9+1522718459.23205*[.B27]^8-588298159.63554*[.B27]^7+151364493.517052*[.B27]^6-25434123.3267855*[.B27]^5+2653793.61510044*[.B27]^4-157213.044105359*[.B27]^3+4531.26604627604*[.B27]^2+82.71536168032*[.B27]-2.54428165685" office:value-type="float" office:value="23.5711519392276" calcext:value-type="float">
            <text:p>23.5711519392276</text:p>
          </table:table-cell>
          <table:table-cell table:formula="of:=[.G27]+[.D27]" office:value-type="float" office:value="23.684081495209" calcext:value-type="float">
            <text:p>23.68408150</text:p>
          </table:table-cell>
          <table:table-cell table:formula="of:=[.G27]+[.D27]+[.E27]" office:value-type="float" office:value="23.6791040777861" calcext:value-type="float">
            <text:p>23.6791040777861</text:p>
          </table:table-cell>
          <table:table-cell table:formula="of:=ROUND([.I27]*100)/100" office:value-type="float" office:value="23.68" calcext:value-type="float">
            <text:p>23.680</text:p>
          </table:table-cell>
          <table:table-cell table:formula="of:=[.J27]-[.C27]" office:value-type="float" office:value="0.0599999999999987" calcext:value-type="float">
            <text:p>0.060</text:p>
          </table:table-cell>
        </table:table-row>
        <table:table-row table:style-name="ro1">
          <table:table-cell office:value-type="float" office:value="1926" calcext:value-type="float">
            <text:p>1926.0</text:p>
          </table:table-cell>
          <table:table-cell table:formula="of:=([.A28]-1900)/100" office:value-type="float" office:value="0.26" calcext:value-type="float">
            <text:p>0.26</text:p>
          </table:table-cell>
          <table:table-cell office:value-type="float" office:value="23.68" calcext:value-type="float">
            <text:p>23.680</text:p>
          </table:table-cell>
          <table:table-cell office:value-type="float" office:value="0.1434121977601" calcext:value-type="float">
            <text:p>0.1434121977601</text:p>
          </table:table-cell>
          <table:table-cell office:value-type="float" office:value="-0.0050190705143" calcext:value-type="float">
            <text:p>-0.0050190705143</text:p>
          </table:table-cell>
          <table:table-cell table:formula="of:=[.C28]-[.D28]-[.E28]" office:value-type="float" office:value="23.5416068727542" calcext:value-type="float">
            <text:p>23.5416068727542</text:p>
          </table:table-cell>
          <table:table-cell table:formula="of:=487275701.63212*[.B28]^12-1774169947.90266*[.B28]^11+2833410118.73507*[.B28]^10-2605731012.79961*[.B28]^9+1522718459.23205*[.B28]^8-588298159.63554*[.B28]^7+151364493.517052*[.B28]^6-25434123.3267855*[.B28]^5+2653793.61510044*[.B28]^4-157213.044105359*[.B28]^3+4531.26604627604*[.B28]^2+82.71536168032*[.B28]-2.54428165685" office:value-type="float" office:value="23.7669966506476" calcext:value-type="float">
            <text:p>23.7669966506476</text:p>
          </table:table-cell>
          <table:table-cell table:formula="of:=[.G28]+[.D28]" office:value-type="float" office:value="23.9104088484077" calcext:value-type="float">
            <text:p>23.91040885</text:p>
          </table:table-cell>
          <table:table-cell table:formula="of:=[.G28]+[.D28]+[.E28]" office:value-type="float" office:value="23.9053897778934" calcext:value-type="float">
            <text:p>23.9053897778934</text:p>
          </table:table-cell>
          <table:table-cell table:formula="of:=ROUND([.I28]*100)/100" office:value-type="float" office:value="23.91" calcext:value-type="float">
            <text:p>23.910</text:p>
          </table:table-cell>
          <table:table-cell table:formula="of:=[.J28]-[.C28]" office:value-type="float" office:value="0.23" calcext:value-type="float">
            <text:p>0.230</text:p>
          </table:table-cell>
        </table:table-row>
        <table:table-row table:style-name="ro1">
          <table:table-cell office:value-type="float" office:value="1927" calcext:value-type="float">
            <text:p>1927.0</text:p>
          </table:table-cell>
          <table:table-cell table:formula="of:=([.A29]-1900)/100" office:value-type="float" office:value="0.27" calcext:value-type="float">
            <text:p>0.27</text:p>
          </table:table-cell>
          <table:table-cell office:value-type="float" office:value="24.49" calcext:value-type="float">
            <text:p>24.490</text:p>
          </table:table-cell>
          <table:table-cell office:value-type="float" office:value="0.1589564956395" calcext:value-type="float">
            <text:p>0.1589564956395</text:p>
          </table:table-cell>
          <table:table-cell office:value-type="float" office:value="-0.0050610022144" calcext:value-type="float">
            <text:p>-0.0050610022144</text:p>
          </table:table-cell>
          <table:table-cell table:formula="of:=[.C29]-[.D29]-[.E29]" office:value-type="float" office:value="24.3361045065749" calcext:value-type="float">
            <text:p>24.3361045065749</text:p>
          </table:table-cell>
          <table:table-cell table:formula="of:=487275701.63212*[.B29]^12-1774169947.90266*[.B29]^11+2833410118.73507*[.B29]^10-2605731012.79961*[.B29]^9+1522718459.23205*[.B29]^8-588298159.63554*[.B29]^7+151364493.517052*[.B29]^6-25434123.3267855*[.B29]^5+2653793.61510044*[.B29]^4-157213.044105359*[.B29]^3+4531.26604627604*[.B29]^2+82.71536168032*[.B29]-2.54428165685" office:value-type="float" office:value="23.9116513381532" calcext:value-type="float">
            <text:p>23.9116513381532</text:p>
          </table:table-cell>
          <table:table-cell table:formula="of:=[.G29]+[.D29]" office:value-type="float" office:value="24.0706078337927" calcext:value-type="float">
            <text:p>24.07060783</text:p>
          </table:table-cell>
          <table:table-cell table:formula="of:=[.G29]+[.D29]+[.E29]" office:value-type="float" office:value="24.0655468315783" calcext:value-type="float">
            <text:p>24.0655468315783</text:p>
          </table:table-cell>
          <table:table-cell table:formula="of:=ROUND([.I29]*100)/100" office:value-type="float" office:value="24.07" calcext:value-type="float">
            <text:p>24.070</text:p>
          </table:table-cell>
          <table:table-cell table:formula="of:=[.J29]-[.C29]" office:value-type="float" office:value="-0.419999999999998" calcext:value-type="float">
            <text:p>-0.420</text:p>
          </table:table-cell>
        </table:table-row>
        <table:table-row table:style-name="ro1">
          <table:table-cell office:value-type="float" office:value="1928" calcext:value-type="float">
            <text:p>1928.0</text:p>
          </table:table-cell>
          <table:table-cell table:formula="of:=([.A30]-1900)/100" office:value-type="float" office:value="0.28" calcext:value-type="float">
            <text:p>0.28</text:p>
          </table:table-cell>
          <table:table-cell office:value-type="float" office:value="24.34" calcext:value-type="float">
            <text:p>24.340</text:p>
          </table:table-cell>
          <table:table-cell office:value-type="float" office:value="0.1557980630013" calcext:value-type="float">
            <text:p>0.1557980630013</text:p>
          </table:table-cell>
          <table:table-cell office:value-type="float" office:value="-0.0051032143747" calcext:value-type="float">
            <text:p>-0.0051032143747</text:p>
          </table:table-cell>
          <table:table-cell table:formula="of:=[.C30]-[.D30]-[.E30]" office:value-type="float" office:value="24.1893051513734" calcext:value-type="float">
            <text:p>24.1893051513734</text:p>
          </table:table-cell>
          <table:table-cell table:formula="of:=487275701.63212*[.B30]^12-1774169947.90266*[.B30]^11+2833410118.73507*[.B30]^10-2605731012.79961*[.B30]^9+1522718459.23205*[.B30]^8-588298159.63554*[.B30]^7+151364493.517052*[.B30]^6-25434123.3267855*[.B30]^5+2653793.61510044*[.B30]^4-157213.044105359*[.B30]^3+4531.26604627604*[.B30]^2+82.71536168032*[.B30]-2.54428165685" office:value-type="float" office:value="24.0085595918327" calcext:value-type="float">
            <text:p>24.0085595918327</text:p>
          </table:table-cell>
          <table:table-cell table:formula="of:=[.G30]+[.D30]" office:value-type="float" office:value="24.164357654834" calcext:value-type="float">
            <text:p>24.16435765</text:p>
          </table:table-cell>
          <table:table-cell table:formula="of:=[.G30]+[.D30]+[.E30]" office:value-type="float" office:value="24.1592544404593" calcext:value-type="float">
            <text:p>24.1592544404593</text:p>
          </table:table-cell>
          <table:table-cell table:formula="of:=ROUND([.I30]*100)/100" office:value-type="float" office:value="24.16" calcext:value-type="float">
            <text:p>24.160</text:p>
          </table:table-cell>
          <table:table-cell table:formula="of:=[.J30]-[.C30]" office:value-type="float" office:value="-0.18" calcext:value-type="float">
            <text:p>-0.180</text:p>
          </table:table-cell>
        </table:table-row>
        <table:table-row table:style-name="ro1">
          <table:table-cell office:value-type="float" office:value="1929" calcext:value-type="float">
            <text:p>1929.0</text:p>
          </table:table-cell>
          <table:table-cell table:formula="of:=([.A31]-1900)/100" office:value-type="float" office:value="0.29" calcext:value-type="float">
            <text:p>0.29</text:p>
          </table:table-cell>
          <table:table-cell office:value-type="float" office:value="24.08" calcext:value-type="float">
            <text:p>24.080</text:p>
          </table:table-cell>
          <table:table-cell office:value-type="float" office:value="0.1352740317104" calcext:value-type="float">
            <text:p>0.1352740317104</text:p>
          </table:table-cell>
          <table:table-cell office:value-type="float" office:value="-0.0049720710048" calcext:value-type="float">
            <text:p>-0.0049720710048</text:p>
          </table:table-cell>
          <table:table-cell table:formula="of:=[.C31]-[.D31]-[.E31]" office:value-type="float" office:value="23.9496980392944" calcext:value-type="float">
            <text:p>23.9496980392944</text:p>
          </table:table-cell>
          <table:table-cell table:formula="of:=487275701.63212*[.B31]^12-1774169947.90266*[.B31]^11+2833410118.73507*[.B31]^10-2605731012.79961*[.B31]^9+1522718459.23205*[.B31]^8-588298159.63554*[.B31]^7+151364493.517052*[.B31]^6-25434123.3267855*[.B31]^5+2653793.61510044*[.B31]^4-157213.044105359*[.B31]^3+4531.26604627604*[.B31]^2+82.71536168032*[.B31]-2.54428165685" office:value-type="float" office:value="24.0616891618547" calcext:value-type="float">
            <text:p>24.0616891618547</text:p>
          </table:table-cell>
          <table:table-cell table:formula="of:=[.G31]+[.D31]" office:value-type="float" office:value="24.1969631935651" calcext:value-type="float">
            <text:p>24.19696319</text:p>
          </table:table-cell>
          <table:table-cell table:formula="of:=[.G31]+[.D31]+[.E31]" office:value-type="float" office:value="24.1919911225603" calcext:value-type="float">
            <text:p>24.1919911225603</text:p>
          </table:table-cell>
          <table:table-cell table:formula="of:=ROUND([.I31]*100)/100" office:value-type="float" office:value="24.19" calcext:value-type="float">
            <text:p>24.190</text:p>
          </table:table-cell>
          <table:table-cell table:formula="of:=[.J31]-[.C31]" office:value-type="float" office:value="0.110000000000003" calcext:value-type="float">
            <text:p>0.110</text:p>
          </table:table-cell>
        </table:table-row>
        <table:table-row table:style-name="ro1">
          <table:table-cell office:value-type="float" office:value="1930" calcext:value-type="float">
            <text:p>1930.0</text:p>
          </table:table-cell>
          <table:table-cell table:formula="of:=([.A32]-1900)/100" office:value-type="float" office:value="0.3" calcext:value-type="float">
            <text:p>0.30</text:p>
          </table:table-cell>
          <table:table-cell office:value-type="float" office:value="24.02" calcext:value-type="float">
            <text:p>24.020</text:p>
          </table:table-cell>
          <table:table-cell office:value-type="float" office:value="0.0986198207094" calcext:value-type="float">
            <text:p>0.0986198207094</text:p>
          </table:table-cell>
          <table:table-cell office:value-type="float" office:value="-0.0050136883365" calcext:value-type="float">
            <text:p>-0.0050136883365</text:p>
          </table:table-cell>
          <table:table-cell table:formula="of:=[.C32]-[.D32]-[.E32]" office:value-type="float" office:value="23.9263938676271" calcext:value-type="float">
            <text:p>23.9263938676271</text:p>
          </table:table-cell>
          <table:table-cell table:formula="of:=487275701.63212*[.B32]^12-1774169947.90266*[.B32]^11+2833410118.73507*[.B32]^10-2605731012.79961*[.B32]^9+1522718459.23205*[.B32]^8-588298159.63554*[.B32]^7+151364493.517052*[.B32]^6-25434123.3267855*[.B32]^5+2653793.61510044*[.B32]^4-157213.044105359*[.B32]^3+4531.26604627604*[.B32]^2+82.71536168032*[.B32]-2.54428165685" office:value-type="float" office:value="24.0763839692446" calcext:value-type="float">
            <text:p>24.0763839692446</text:p>
          </table:table-cell>
          <table:table-cell table:formula="of:=[.G32]+[.D32]" office:value-type="float" office:value="24.1750037899539" calcext:value-type="float">
            <text:p>24.17500379</text:p>
          </table:table-cell>
          <table:table-cell table:formula="of:=[.G32]+[.D32]+[.E32]" office:value-type="float" office:value="24.1699901016174" calcext:value-type="float">
            <text:p>24.1699901016174</text:p>
          </table:table-cell>
          <table:table-cell table:formula="of:=ROUND([.I32]*100)/100" office:value-type="float" office:value="24.17" calcext:value-type="float">
            <text:p>24.170</text:p>
          </table:table-cell>
          <table:table-cell table:formula="of:=[.J32]-[.C32]" office:value-type="float" office:value="0.150000000000002" calcext:value-type="float">
            <text:p>0.150</text:p>
          </table:table-cell>
        </table:table-row>
        <table:table-row table:style-name="ro1">
          <table:table-cell office:value-type="float" office:value="1931" calcext:value-type="float">
            <text:p>1931.0</text:p>
          </table:table-cell>
          <table:table-cell table:formula="of:=([.A33]-1900)/100" office:value-type="float" office:value="0.31" calcext:value-type="float">
            <text:p>0.31</text:p>
          </table:table-cell>
          <table:table-cell office:value-type="float" office:value="24" calcext:value-type="float">
            <text:p>24.000</text:p>
          </table:table-cell>
          <table:table-cell office:value-type="float" office:value="0.0524485022849" calcext:value-type="float">
            <text:p>0.0524485022849</text:p>
          </table:table-cell>
          <table:table-cell office:value-type="float" office:value="-0.0050555840361" calcext:value-type="float">
            <text:p>-0.0050555840361</text:p>
          </table:table-cell>
          <table:table-cell table:formula="of:=[.C33]-[.D33]-[.E33]" office:value-type="float" office:value="23.9526070817512" calcext:value-type="float">
            <text:p>23.9526070817512</text:p>
          </table:table-cell>
          <table:table-cell table:formula="of:=487275701.63212*[.B33]^12-1774169947.90266*[.B33]^11+2833410118.73507*[.B33]^10-2605731012.79961*[.B33]^9+1522718459.23205*[.B33]^8-588298159.63554*[.B33]^7+151364493.517052*[.B33]^6-25434123.3267855*[.B33]^5+2653793.61510044*[.B33]^4-157213.044105359*[.B33]^3+4531.26604627604*[.B33]^2+82.71536168032*[.B33]-2.54428165685" office:value-type="float" office:value="24.0599951322013" calcext:value-type="float">
            <text:p>24.0599951322013</text:p>
          </table:table-cell>
          <table:table-cell table:formula="of:=[.G33]+[.D33]" office:value-type="float" office:value="24.1124436344862" calcext:value-type="float">
            <text:p>24.11244363</text:p>
          </table:table-cell>
          <table:table-cell table:formula="of:=[.G33]+[.D33]+[.E33]" office:value-type="float" office:value="24.1073880504501" calcext:value-type="float">
            <text:p>24.1073880504501</text:p>
          </table:table-cell>
          <table:table-cell table:formula="of:=ROUND([.I33]*100)/100" office:value-type="float" office:value="24.11" calcext:value-type="float">
            <text:p>24.110</text:p>
          </table:table-cell>
          <table:table-cell table:formula="of:=[.J33]-[.C33]" office:value-type="float" office:value="0.109999999999999" calcext:value-type="float">
            <text:p>0.110</text:p>
          </table:table-cell>
        </table:table-row>
        <table:table-row table:style-name="ro1">
          <table:table-cell office:value-type="float" office:value="1932" calcext:value-type="float">
            <text:p>1932.0</text:p>
          </table:table-cell>
          <table:table-cell table:formula="of:=([.A34]-1900)/100" office:value-type="float" office:value="0.32" calcext:value-type="float">
            <text:p>0.32</text:p>
          </table:table-cell>
          <table:table-cell office:value-type="float" office:value="23.87" calcext:value-type="float">
            <text:p>23.870</text:p>
          </table:table-cell>
          <table:table-cell office:value-type="float" office:value="-0.0005825508925" calcext:value-type="float">
            <text:p>-0.0005825508925</text:p>
          </table:table-cell>
          <table:table-cell office:value-type="float" office:value="-0.0050977599591" calcext:value-type="float">
            <text:p>-0.0050977599591</text:p>
          </table:table-cell>
          <table:table-cell table:formula="of:=[.C34]-[.D34]-[.E34]" office:value-type="float" office:value="23.8756803108516" calcext:value-type="float">
            <text:p>23.8756803108516</text:p>
          </table:table-cell>
          <table:table-cell table:formula="of:=487275701.63212*[.B34]^12-1774169947.90266*[.B34]^11+2833410118.73507*[.B34]^10-2605731012.79961*[.B34]^9+1522718459.23205*[.B34]^8-588298159.63554*[.B34]^7+151364493.517052*[.B34]^6-25434123.3267855*[.B34]^5+2653793.61510044*[.B34]^4-157213.044105359*[.B34]^3+4531.26604627604*[.B34]^2+82.71536168032*[.B34]-2.54428165685" office:value-type="float" office:value="24.0221910394421" calcext:value-type="float">
            <text:p>24.0221910394421</text:p>
          </table:table-cell>
          <table:table-cell table:formula="of:=[.G34]+[.D34]" office:value-type="float" office:value="24.0216084885496" calcext:value-type="float">
            <text:p>24.02160849</text:p>
          </table:table-cell>
          <table:table-cell table:formula="of:=[.G34]+[.D34]+[.E34]" office:value-type="float" office:value="24.0165107285905" calcext:value-type="float">
            <text:p>24.0165107285905</text:p>
          </table:table-cell>
          <table:table-cell table:formula="of:=ROUND([.I34]*100)/100" office:value-type="float" office:value="24.02" calcext:value-type="float">
            <text:p>24.020</text:p>
          </table:table-cell>
          <table:table-cell table:formula="of:=[.J34]-[.C34]" office:value-type="float" office:value="0.149999999999999" calcext:value-type="float">
            <text:p>0.150</text:p>
          </table:table-cell>
        </table:table-row>
        <table:table-row table:style-name="ro1">
          <table:table-cell office:value-type="float" office:value="1933" calcext:value-type="float">
            <text:p>1933.0</text:p>
          </table:table-cell>
          <table:table-cell table:formula="of:=([.A35]-1900)/100" office:value-type="float" office:value="0.33" calcext:value-type="float">
            <text:p>0.33</text:p>
          </table:table-cell>
          <table:table-cell office:value-type="float" office:value="23.95" calcext:value-type="float">
            <text:p>23.950</text:p>
          </table:table-cell>
          <table:table-cell office:value-type="float" office:value="-0.0539483634006" calcext:value-type="float">
            <text:p>-0.0539483634006</text:p>
          </table:table-cell>
          <table:table-cell office:value-type="float" office:value="-0.0049667291763" calcext:value-type="float">
            <text:p>-0.0049667291763</text:p>
          </table:table-cell>
          <table:table-cell table:formula="of:=[.C35]-[.D35]-[.E35]" office:value-type="float" office:value="24.0089150925769" calcext:value-type="float">
            <text:p>24.0089150925769</text:p>
          </table:table-cell>
          <table:table-cell table:formula="of:=487275701.63212*[.B35]^12-1774169947.90266*[.B35]^11+2833410118.73507*[.B35]^10-2605731012.79961*[.B35]^9+1522718459.23205*[.B35]^8-588298159.63554*[.B35]^7+151364493.517052*[.B35]^6-25434123.3267855*[.B35]^5+2653793.61510044*[.B35]^4-157213.044105359*[.B35]^3+4531.26604627604*[.B35]^2+82.71536168032*[.B35]-2.54428165685" office:value-type="float" office:value="23.9748901423856" calcext:value-type="float">
            <text:p>23.9748901423856</text:p>
          </table:table-cell>
          <table:table-cell table:formula="of:=[.G35]+[.D35]" office:value-type="float" office:value="23.920941778985" calcext:value-type="float">
            <text:p>23.92094178</text:p>
          </table:table-cell>
          <table:table-cell table:formula="of:=[.G35]+[.D35]+[.E35]" office:value-type="float" office:value="23.9159750498087" calcext:value-type="float">
            <text:p>23.9159750498087</text:p>
          </table:table-cell>
          <table:table-cell table:formula="of:=ROUND([.I35]*100)/100" office:value-type="float" office:value="23.92" calcext:value-type="float">
            <text:p>23.920</text:p>
          </table:table-cell>
          <table:table-cell table:formula="of:=[.J35]-[.C35]" office:value-type="float" office:value="-0.0299999999999976" calcext:value-type="float">
            <text:p>-0.030</text:p>
          </table:table-cell>
        </table:table-row>
        <table:table-row table:style-name="ro1">
          <table:table-cell office:value-type="float" office:value="1934" calcext:value-type="float">
            <text:p>1934.0</text:p>
          </table:table-cell>
          <table:table-cell table:formula="of:=([.A36]-1900)/100" office:value-type="float" office:value="0.34" calcext:value-type="float">
            <text:p>0.34</text:p>
          </table:table-cell>
          <table:table-cell office:value-type="float" office:value="23.86" calcext:value-type="float">
            <text:p>23.860</text:p>
          </table:table-cell>
          <table:table-cell office:value-type="float" office:value="-0.101924535692" calcext:value-type="float">
            <text:p>-0.1019245356920</text:p>
          </table:table-cell>
          <table:table-cell office:value-type="float" office:value="-0.0050083107795" calcext:value-type="float">
            <text:p>-0.0050083107795</text:p>
          </table:table-cell>
          <table:table-cell table:formula="of:=[.C36]-[.D36]-[.E36]" office:value-type="float" office:value="23.9669328464715" calcext:value-type="float">
            <text:p>23.9669328464715</text:p>
          </table:table-cell>
          <table:table-cell table:formula="of:=487275701.63212*[.B36]^12-1774169947.90266*[.B36]^11+2833410118.73507*[.B36]^10-2605731012.79961*[.B36]^9+1522718459.23205*[.B36]^8-588298159.63554*[.B36]^7+151364493.517052*[.B36]^6-25434123.3267855*[.B36]^5+2653793.61510044*[.B36]^4-157213.044105359*[.B36]^3+4531.26604627604*[.B36]^2+82.71536168032*[.B36]-2.54428165685" office:value-type="float" office:value="23.9318084544283" calcext:value-type="float">
            <text:p>23.9318084544283</text:p>
          </table:table-cell>
          <table:table-cell table:formula="of:=[.G36]+[.D36]" office:value-type="float" office:value="23.8298839187363" calcext:value-type="float">
            <text:p>23.82988392</text:p>
          </table:table-cell>
          <table:table-cell table:formula="of:=[.G36]+[.D36]+[.E36]" office:value-type="float" office:value="23.8248756079568" calcext:value-type="float">
            <text:p>23.8248756079568</text:p>
          </table:table-cell>
          <table:table-cell table:formula="of:=ROUND([.I36]*100)/100" office:value-type="float" office:value="23.82" calcext:value-type="float">
            <text:p>23.820</text:p>
          </table:table-cell>
          <table:table-cell table:formula="of:=[.J36]-[.C36]" office:value-type="float" office:value="-0.0399999999999991" calcext:value-type="float">
            <text:p>-0.040</text:p>
          </table:table-cell>
        </table:table-row>
        <table:table-row table:style-name="ro1">
          <table:table-cell office:value-type="float" office:value="1935" calcext:value-type="float">
            <text:p>1935.0</text:p>
          </table:table-cell>
          <table:table-cell table:formula="of:=([.A37]-1900)/100" office:value-type="float" office:value="0.35" calcext:value-type="float">
            <text:p>0.35</text:p>
          </table:table-cell>
          <table:table-cell office:value-type="float" office:value="23.93" calcext:value-type="float">
            <text:p>23.930</text:p>
          </table:table-cell>
          <table:table-cell office:value-type="float" office:value="-0.1376070807506" calcext:value-type="float">
            <text:p>-0.1376070807506</text:p>
          </table:table-cell>
          <table:table-cell office:value-type="float" office:value="-0.0050501705095" calcext:value-type="float">
            <text:p>-0.0050501705095</text:p>
          </table:table-cell>
          <table:table-cell table:formula="of:=[.C37]-[.D37]-[.E37]" office:value-type="float" office:value="24.0726572512601" calcext:value-type="float">
            <text:p>24.0726572512601</text:p>
          </table:table-cell>
          <table:table-cell table:formula="of:=487275701.63212*[.B37]^12-1774169947.90266*[.B37]^11+2833410118.73507*[.B37]^10-2605731012.79961*[.B37]^9+1522718459.23205*[.B37]^8-588298159.63554*[.B37]^7+151364493.517052*[.B37]^6-25434123.3267855*[.B37]^5+2653793.61510044*[.B37]^4-157213.044105359*[.B37]^3+4531.26604627604*[.B37]^2+82.71536168032*[.B37]-2.54428165685" office:value-type="float" office:value="23.9076622219034" calcext:value-type="float">
            <text:p>23.9076622219034</text:p>
          </table:table-cell>
          <table:table-cell table:formula="of:=[.G37]+[.D37]" office:value-type="float" office:value="23.7700551411528" calcext:value-type="float">
            <text:p>23.77005514</text:p>
          </table:table-cell>
          <table:table-cell table:formula="of:=[.G37]+[.D37]+[.E37]" office:value-type="float" office:value="23.7650049706434" calcext:value-type="float">
            <text:p>23.7650049706434</text:p>
          </table:table-cell>
          <table:table-cell table:formula="of:=ROUND([.I37]*100)/100" office:value-type="float" office:value="23.77" calcext:value-type="float">
            <text:p>23.770</text:p>
          </table:table-cell>
          <table:table-cell table:formula="of:=[.J37]-[.C37]" office:value-type="float" office:value="-0.16" calcext:value-type="float">
            <text:p>-0.160</text:p>
          </table:table-cell>
        </table:table-row>
        <table:table-row table:style-name="ro1">
          <table:table-cell office:value-type="float" office:value="1936" calcext:value-type="float">
            <text:p>1936.0</text:p>
          </table:table-cell>
          <table:table-cell table:formula="of:=([.A38]-1900)/100" office:value-type="float" office:value="0.36" calcext:value-type="float">
            <text:p>0.36</text:p>
          </table:table-cell>
          <table:table-cell office:value-type="float" office:value="23.73" calcext:value-type="float">
            <text:p>23.730</text:p>
          </table:table-cell>
          <table:table-cell office:value-type="float" office:value="-0.158433826355" calcext:value-type="float">
            <text:p>-0.1584338263550</text:p>
          </table:table-cell>
          <table:table-cell office:value-type="float" office:value="-0.0050923102254" calcext:value-type="float">
            <text:p>-0.0050923102254</text:p>
          </table:table-cell>
          <table:table-cell table:formula="of:=[.C38]-[.D38]-[.E38]" office:value-type="float" office:value="23.8935261365804" calcext:value-type="float">
            <text:p>23.8935261365804</text:p>
          </table:table-cell>
          <table:table-cell table:formula="of:=487275701.63212*[.B38]^12-1774169947.90266*[.B38]^11+2833410118.73507*[.B38]^10-2605731012.79961*[.B38]^9+1522718459.23205*[.B38]^8-588298159.63554*[.B38]^7+151364493.517052*[.B38]^6-25434123.3267855*[.B38]^5+2653793.61510044*[.B38]^4-157213.044105359*[.B38]^3+4531.26604627604*[.B38]^2+82.71536168032*[.B38]-2.54428165685" office:value-type="float" office:value="23.9171104055242" calcext:value-type="float">
            <text:p>23.9171104055242</text:p>
          </table:table-cell>
          <table:table-cell table:formula="of:=[.G38]+[.D38]" office:value-type="float" office:value="23.7586765791692" calcext:value-type="float">
            <text:p>23.75867658</text:p>
          </table:table-cell>
          <table:table-cell table:formula="of:=[.G38]+[.D38]+[.E38]" office:value-type="float" office:value="23.7535842689438" calcext:value-type="float">
            <text:p>23.7535842689438</text:p>
          </table:table-cell>
          <table:table-cell table:formula="of:=ROUND([.I38]*100)/100" office:value-type="float" office:value="23.75" calcext:value-type="float">
            <text:p>23.750</text:p>
          </table:table-cell>
          <table:table-cell table:formula="of:=[.J38]-[.C38]" office:value-type="float" office:value="0.0199999999999996" calcext:value-type="float">
            <text:p>0.020</text:p>
          </table:table-cell>
        </table:table-row>
        <table:table-row table:style-name="ro1">
          <table:table-cell office:value-type="float" office:value="1937" calcext:value-type="float">
            <text:p>1937.0</text:p>
          </table:table-cell>
          <table:table-cell table:formula="of:=([.A39]-1900)/100" office:value-type="float" office:value="0.37" calcext:value-type="float">
            <text:p>0.37</text:p>
          </table:table-cell>
          <table:table-cell office:value-type="float" office:value="23.92" calcext:value-type="float">
            <text:p>23.920</text:p>
          </table:table-cell>
          <table:table-cell office:value-type="float" office:value="-0.1621928346989" calcext:value-type="float">
            <text:p>-0.1621928346989</text:p>
          </table:table-cell>
          <table:table-cell office:value-type="float" office:value="-0.0049613919332" calcext:value-type="float">
            <text:p>-0.0049613919332</text:p>
          </table:table-cell>
          <table:table-cell table:formula="of:=[.C39]-[.D39]-[.E39]" office:value-type="float" office:value="24.0871542266321" calcext:value-type="float">
            <text:p>24.0871542266321</text:p>
          </table:table-cell>
          <table:table-cell table:formula="of:=487275701.63212*[.B39]^12-1774169947.90266*[.B39]^11+2833410118.73507*[.B39]^10-2605731012.79961*[.B39]^9+1522718459.23205*[.B39]^8-588298159.63554*[.B39]^7+151364493.517052*[.B39]^6-25434123.3267855*[.B39]^5+2653793.61510044*[.B39]^4-157213.044105359*[.B39]^3+4531.26604627604*[.B39]^2+82.71536168032*[.B39]-2.54428165685" office:value-type="float" office:value="23.9735572714599" calcext:value-type="float">
            <text:p>23.9735572714599</text:p>
          </table:table-cell>
          <table:table-cell table:formula="of:=[.G39]+[.D39]" office:value-type="float" office:value="23.811364436761" calcext:value-type="float">
            <text:p>23.81136444</text:p>
          </table:table-cell>
          <table:table-cell table:formula="of:=[.G39]+[.D39]+[.E39]" office:value-type="float" office:value="23.8064030448278" calcext:value-type="float">
            <text:p>23.8064030448278</text:p>
          </table:table-cell>
          <table:table-cell table:formula="of:=ROUND([.I39]*100)/100" office:value-type="float" office:value="23.81" calcext:value-type="float">
            <text:p>23.810</text:p>
          </table:table-cell>
          <table:table-cell table:formula="of:=[.J39]-[.C39]" office:value-type="float" office:value="-0.110000000000003" calcext:value-type="float">
            <text:p>-0.110</text:p>
          </table:table-cell>
        </table:table-row>
        <table:table-row table:style-name="ro1">
          <table:table-cell office:value-type="float" office:value="1938" calcext:value-type="float">
            <text:p>1938.0</text:p>
          </table:table-cell>
          <table:table-cell table:formula="of:=([.A40]-1900)/100" office:value-type="float" office:value="0.38" calcext:value-type="float">
            <text:p>0.38</text:p>
          </table:table-cell>
          <table:table-cell office:value-type="float" office:value="23.96" calcext:value-type="float">
            <text:p>23.960</text:p>
          </table:table-cell>
          <table:table-cell office:value-type="float" office:value="-0.1482427580189" calcext:value-type="float">
            <text:p>-0.1482427580189</text:p>
          </table:table-cell>
          <table:table-cell office:value-type="float" office:value="-0.0050029378394" calcext:value-type="float">
            <text:p>-0.0050029378394</text:p>
          </table:table-cell>
          <table:table-cell table:formula="of:=[.C40]-[.D40]-[.E40]" office:value-type="float" office:value="24.1132456958583" calcext:value-type="float">
            <text:p>24.1132456958583</text:p>
          </table:table-cell>
          <table:table-cell table:formula="of:=487275701.63212*[.B40]^12-1774169947.90266*[.B40]^11+2833410118.73507*[.B40]^10-2605731012.79961*[.B40]^9+1522718459.23205*[.B40]^8-588298159.63554*[.B40]^7+151364493.517052*[.B40]^6-25434123.3267855*[.B40]^5+2653793.61510044*[.B40]^4-157213.044105359*[.B40]^3+4531.26604627604*[.B40]^2+82.71536168032*[.B40]-2.54428165685" office:value-type="float" office:value="24.0879588482542" calcext:value-type="float">
            <text:p>24.0879588482542</text:p>
          </table:table-cell>
          <table:table-cell table:formula="of:=[.G40]+[.D40]" office:value-type="float" office:value="23.9397160902353" calcext:value-type="float">
            <text:p>23.93971609</text:p>
          </table:table-cell>
          <table:table-cell table:formula="of:=[.G40]+[.D40]+[.E40]" office:value-type="float" office:value="23.9347131523959" calcext:value-type="float">
            <text:p>23.9347131523959</text:p>
          </table:table-cell>
          <table:table-cell table:formula="of:=ROUND([.I40]*100)/100" office:value-type="float" office:value="23.93" calcext:value-type="float">
            <text:p>23.930</text:p>
          </table:table-cell>
          <table:table-cell table:formula="of:=[.J40]-[.C40]" office:value-type="float" office:value="-0.0300000000000011" calcext:value-type="float">
            <text:p>-0.030</text:p>
          </table:table-cell>
        </table:table-row>
        <table:table-row table:style-name="ro1">
          <table:table-cell office:value-type="float" office:value="1939" calcext:value-type="float">
            <text:p>1939.0</text:p>
          </table:table-cell>
          <table:table-cell table:formula="of:=([.A41]-1900)/100" office:value-type="float" office:value="0.39" calcext:value-type="float">
            <text:p>0.39</text:p>
          </table:table-cell>
          <table:table-cell office:value-type="float" office:value="24.02" calcext:value-type="float">
            <text:p>24.020</text:p>
          </table:table-cell>
          <table:table-cell office:value-type="float" office:value="-0.1171561222003" calcext:value-type="float">
            <text:p>-0.1171561222003</text:p>
          </table:table-cell>
          <table:table-cell office:value-type="float" office:value="-0.0050447616306" calcext:value-type="float">
            <text:p>-0.0050447616306</text:p>
          </table:table-cell>
          <table:table-cell table:formula="of:=[.C41]-[.D41]-[.E41]" office:value-type="float" office:value="24.1422008838309" calcext:value-type="float">
            <text:p>24.1422008838309</text:p>
          </table:table-cell>
          <table:table-cell table:formula="of:=487275701.63212*[.B41]^12-1774169947.90266*[.B41]^11+2833410118.73507*[.B41]^10-2605731012.79961*[.B41]^9+1522718459.23205*[.B41]^8-588298159.63554*[.B41]^7+151364493.517052*[.B41]^6-25434123.3267855*[.B41]^5+2653793.61510044*[.B41]^4-157213.044105359*[.B41]^3+4531.26604627604*[.B41]^2+82.71536168032*[.B41]-2.54428165685" office:value-type="float" office:value="24.2677852937522" calcext:value-type="float">
            <text:p>24.2677852937522</text:p>
          </table:table-cell>
          <table:table-cell table:formula="of:=[.G41]+[.D41]" office:value-type="float" office:value="24.1506291715519" calcext:value-type="float">
            <text:p>24.15062917</text:p>
          </table:table-cell>
          <table:table-cell table:formula="of:=[.G41]+[.D41]+[.E41]" office:value-type="float" office:value="24.1455844099213" calcext:value-type="float">
            <text:p>24.1455844099213</text:p>
          </table:table-cell>
          <table:table-cell table:formula="of:=ROUND([.I41]*100)/100" office:value-type="float" office:value="24.15" calcext:value-type="float">
            <text:p>24.150</text:p>
          </table:table-cell>
          <table:table-cell table:formula="of:=[.J41]-[.C41]" office:value-type="float" office:value="0.129999999999999" calcext:value-type="float">
            <text:p>0.130</text:p>
          </table:table-cell>
        </table:table-row>
        <table:table-row table:style-name="ro1">
          <table:table-cell office:value-type="float" office:value="1940" calcext:value-type="float">
            <text:p>1940.0</text:p>
          </table:table-cell>
          <table:table-cell table:formula="of:=([.A42]-1900)/100" office:value-type="float" office:value="0.4" calcext:value-type="float">
            <text:p>0.40</text:p>
          </table:table-cell>
          <table:table-cell office:value-type="float" office:value="24.33" calcext:value-type="float">
            <text:p>24.330</text:p>
          </table:table-cell>
          <table:table-cell office:value-type="float" office:value="-0.0717603245004" calcext:value-type="float">
            <text:p>-0.0717603245004</text:p>
          </table:table-cell>
          <table:table-cell office:value-type="float" office:value="-0.0050868651699" calcext:value-type="float">
            <text:p>-0.0050868651699</text:p>
          </table:table-cell>
          <table:table-cell table:formula="of:=[.C42]-[.D42]-[.E42]" office:value-type="float" office:value="24.4068471896703" calcext:value-type="float">
            <text:p>24.4068471896703</text:p>
          </table:table-cell>
          <table:table-cell table:formula="of:=487275701.63212*[.B42]^12-1774169947.90266*[.B42]^11+2833410118.73507*[.B42]^10-2605731012.79961*[.B42]^9+1522718459.23205*[.B42]^8-588298159.63554*[.B42]^7+151364493.517052*[.B42]^6-25434123.3267855*[.B42]^5+2653793.61510044*[.B42]^4-157213.044105359*[.B42]^3+4531.26604627604*[.B42]^2+82.71536168032*[.B42]-2.54428165685" office:value-type="float" office:value="24.5162823448447" calcext:value-type="float">
            <text:p>24.5162823448447</text:p>
          </table:table-cell>
          <table:table-cell table:formula="of:=[.G42]+[.D42]" office:value-type="float" office:value="24.4445220203443" calcext:value-type="float">
            <text:p>24.44452202</text:p>
          </table:table-cell>
          <table:table-cell table:formula="of:=[.G42]+[.D42]+[.E42]" office:value-type="float" office:value="24.4394351551744" calcext:value-type="float">
            <text:p>24.4394351551744</text:p>
          </table:table-cell>
          <table:table-cell table:formula="of:=ROUND([.I42]*100)/100" office:value-type="float" office:value="24.44" calcext:value-type="float">
            <text:p>24.440</text:p>
          </table:table-cell>
          <table:table-cell table:formula="of:=[.J42]-[.C42]" office:value-type="float" office:value="0.110000000000003" calcext:value-type="float">
            <text:p>0.110</text:p>
          </table:table-cell>
        </table:table-row>
        <table:table-row table:style-name="ro1">
          <table:table-cell office:value-type="float" office:value="1941" calcext:value-type="float">
            <text:p>1941.0</text:p>
          </table:table-cell>
          <table:table-cell table:formula="of:=([.A43]-1900)/100" office:value-type="float" office:value="0.41" calcext:value-type="float">
            <text:p>0.41</text:p>
          </table:table-cell>
          <table:table-cell office:value-type="float" office:value="24.83" calcext:value-type="float">
            <text:p>24.830</text:p>
          </table:table-cell>
          <table:table-cell office:value-type="float" office:value="-0.0190207789227" calcext:value-type="float">
            <text:p>-0.0190207789227</text:p>
          </table:table-cell>
          <table:table-cell office:value-type="float" office:value="-0.0049560592716" calcext:value-type="float">
            <text:p>-0.0049560592716</text:p>
          </table:table-cell>
          <table:table-cell table:formula="of:=[.C43]-[.D43]-[.E43]" office:value-type="float" office:value="24.8539768381943" calcext:value-type="float">
            <text:p>24.8539768381943</text:p>
          </table:table-cell>
          <table:table-cell table:formula="of:=487275701.63212*[.B43]^12-1774169947.90266*[.B43]^11+2833410118.73507*[.B43]^10-2605731012.79961*[.B43]^9+1522718459.23205*[.B43]^8-588298159.63554*[.B43]^7+151364493.517052*[.B43]^6-25434123.3267855*[.B43]^5+2653793.61510044*[.B43]^4-157213.044105359*[.B43]^3+4531.26604627604*[.B43]^2+82.71536168032*[.B43]-2.54428165685" office:value-type="float" office:value="24.8321482161006" calcext:value-type="float">
            <text:p>24.8321482161006</text:p>
          </table:table-cell>
          <table:table-cell table:formula="of:=[.G43]+[.D43]" office:value-type="float" office:value="24.8131274371779" calcext:value-type="float">
            <text:p>24.81312744</text:p>
          </table:table-cell>
          <table:table-cell table:formula="of:=[.G43]+[.D43]+[.E43]" office:value-type="float" office:value="24.8081713779063" calcext:value-type="float">
            <text:p>24.8081713779063</text:p>
          </table:table-cell>
          <table:table-cell table:formula="of:=ROUND([.I43]*100)/100" office:value-type="float" office:value="24.81" calcext:value-type="float">
            <text:p>24.810</text:p>
          </table:table-cell>
          <table:table-cell table:formula="of:=[.J43]-[.C43]" office:value-type="float" office:value="-0.0199999999999996" calcext:value-type="float">
            <text:p>-0.020</text:p>
          </table:table-cell>
        </table:table-row>
        <table:table-row table:style-name="ro1">
          <table:table-cell office:value-type="float" office:value="1942" calcext:value-type="float">
            <text:p>1942.0</text:p>
          </table:table-cell>
          <table:table-cell table:formula="of:=([.A44]-1900)/100" office:value-type="float" office:value="0.42" calcext:value-type="float">
            <text:p>0.42</text:p>
          </table:table-cell>
          <table:table-cell office:value-type="float" office:value="25.3" calcext:value-type="float">
            <text:p>25.300</text:p>
          </table:table-cell>
          <table:table-cell office:value-type="float" office:value="0.0354932950958" calcext:value-type="float">
            <text:p>0.0354932950958</text:p>
          </table:table-cell>
          <table:table-cell office:value-type="float" office:value="-0.0049975695122" calcext:value-type="float">
            <text:p>-0.0049975695122</text:p>
          </table:table-cell>
          <table:table-cell table:formula="of:=[.C44]-[.D44]-[.E44]" office:value-type="float" office:value="25.2695042744164" calcext:value-type="float">
            <text:p>25.2695042744164</text:p>
          </table:table-cell>
          <table:table-cell table:formula="of:=487275701.63212*[.B44]^12-1774169947.90266*[.B44]^11+2833410118.73507*[.B44]^10-2605731012.79961*[.B44]^9+1522718459.23205*[.B44]^8-588298159.63554*[.B44]^7+151364493.517052*[.B44]^6-25434123.3267855*[.B44]^5+2653793.61510044*[.B44]^4-157213.044105359*[.B44]^3+4531.26604627604*[.B44]^2+82.71536168032*[.B44]-2.54428165685" office:value-type="float" office:value="25.2096982000042" calcext:value-type="float">
            <text:p>25.2096982000042</text:p>
          </table:table-cell>
          <table:table-cell table:formula="of:=[.G44]+[.D44]" office:value-type="float" office:value="25.2451914951" calcext:value-type="float">
            <text:p>25.24519150</text:p>
          </table:table-cell>
          <table:table-cell table:formula="of:=[.G44]+[.D44]+[.E44]" office:value-type="float" office:value="25.2401939255878" calcext:value-type="float">
            <text:p>25.2401939255878</text:p>
          </table:table-cell>
          <table:table-cell table:formula="of:=ROUND([.I44]*100)/100" office:value-type="float" office:value="25.24" calcext:value-type="float">
            <text:p>25.240</text:p>
          </table:table-cell>
          <table:table-cell table:formula="of:=[.J44]-[.C44]" office:value-type="float" office:value="-0.0600000000000023" calcext:value-type="float">
            <text:p>-0.060</text:p>
          </table:table-cell>
        </table:table-row>
        <table:table-row table:style-name="ro1">
          <table:table-cell office:value-type="float" office:value="1943" calcext:value-type="float">
            <text:p>1943.0</text:p>
          </table:table-cell>
          <table:table-cell table:formula="of:=([.A45]-1900)/100" office:value-type="float" office:value="0.43" calcext:value-type="float">
            <text:p>0.43</text:p>
          </table:table-cell>
          <table:table-cell office:value-type="float" office:value="25.7" calcext:value-type="float">
            <text:p>25.700</text:p>
          </table:table-cell>
          <table:table-cell office:value-type="float" office:value="0.08497908229" calcext:value-type="float">
            <text:p>0.0849790822900</text:p>
          </table:table-cell>
          <table:table-cell office:value-type="float" office:value="-0.0050393573954" calcext:value-type="float">
            <text:p>-0.0050393573954</text:p>
          </table:table-cell>
          <table:table-cell table:formula="of:=[.C45]-[.D45]-[.E45]" office:value-type="float" office:value="25.6200602751054" calcext:value-type="float">
            <text:p>25.6200602751054</text:p>
          </table:table-cell>
          <table:table-cell table:formula="of:=487275701.63212*[.B45]^12-1774169947.90266*[.B45]^11+2833410118.73507*[.B45]^10-2605731012.79961*[.B45]^9+1522718459.23205*[.B45]^8-588298159.63554*[.B45]^7+151364493.517052*[.B45]^6-25434123.3267855*[.B45]^5+2653793.61510044*[.B45]^4-157213.044105359*[.B45]^3+4531.26604627604*[.B45]^2+82.71536168032*[.B45]-2.54428165685" office:value-type="float" office:value="25.6395301516283" calcext:value-type="float">
            <text:p>25.6395301516283</text:p>
          </table:table-cell>
          <table:table-cell table:formula="of:=[.G45]+[.D45]" office:value-type="float" office:value="25.7245092339183" calcext:value-type="float">
            <text:p>25.72450923</text:p>
          </table:table-cell>
          <table:table-cell table:formula="of:=[.G45]+[.D45]+[.E45]" office:value-type="float" office:value="25.7194698765229" calcext:value-type="float">
            <text:p>25.7194698765229</text:p>
          </table:table-cell>
          <table:table-cell table:formula="of:=ROUND([.I45]*100)/100" office:value-type="float" office:value="25.72" calcext:value-type="float">
            <text:p>25.720</text:p>
          </table:table-cell>
          <table:table-cell table:formula="of:=[.J45]-[.C45]" office:value-type="float" office:value="0.0199999999999996" calcext:value-type="float">
            <text:p>0.020</text:p>
          </table:table-cell>
        </table:table-row>
        <table:table-row table:style-name="ro1">
          <table:table-cell office:value-type="float" office:value="1944" calcext:value-type="float">
            <text:p>1944.0</text:p>
          </table:table-cell>
          <table:table-cell table:formula="of:=([.A46]-1900)/100" office:value-type="float" office:value="0.44" calcext:value-type="float">
            <text:p>0.44</text:p>
          </table:table-cell>
          <table:table-cell office:value-type="float" office:value="26.24" calcext:value-type="float">
            <text:p>26.240</text:p>
          </table:table-cell>
          <table:table-cell office:value-type="float" office:value="0.1260892853928" calcext:value-type="float">
            <text:p>0.1260892853928</text:p>
          </table:table-cell>
          <table:table-cell office:value-type="float" office:value="-0.0050814247885" calcext:value-type="float">
            <text:p>-0.0050814247885</text:p>
          </table:table-cell>
          <table:table-cell table:formula="of:=[.C46]-[.D46]-[.E46]" office:value-type="float" office:value="26.1189921393957" calcext:value-type="float">
            <text:p>26.1189921393957</text:p>
          </table:table-cell>
          <table:table-cell table:formula="of:=487275701.63212*[.B46]^12-1774169947.90266*[.B46]^11+2833410118.73507*[.B46]^10-2605731012.79961*[.B46]^9+1522718459.23205*[.B46]^8-588298159.63554*[.B46]^7+151364493.517052*[.B46]^6-25434123.3267855*[.B46]^5+2653793.61510044*[.B46]^4-157213.044105359*[.B46]^3+4531.26604627604*[.B46]^2+82.71536168032*[.B46]-2.54428165685" office:value-type="float" office:value="26.1096342222122" calcext:value-type="float">
            <text:p>26.1096342222122</text:p>
          </table:table-cell>
          <table:table-cell table:formula="of:=[.G46]+[.D46]" office:value-type="float" office:value="26.235723507605" calcext:value-type="float">
            <text:p>26.23572351</text:p>
          </table:table-cell>
          <table:table-cell table:formula="of:=[.G46]+[.D46]+[.E46]" office:value-type="float" office:value="26.2306420828165" calcext:value-type="float">
            <text:p>26.2306420828165</text:p>
          </table:table-cell>
          <table:table-cell table:formula="of:=ROUND([.I46]*100)/100" office:value-type="float" office:value="26.23" calcext:value-type="float">
            <text:p>26.230</text:p>
          </table:table-cell>
          <table:table-cell table:formula="of:=[.J46]-[.C46]" office:value-type="float" office:value="-0.00999999999999801" calcext:value-type="float">
            <text:p>-0.010</text:p>
          </table:table-cell>
        </table:table-row>
        <table:table-row table:style-name="ro1">
          <table:table-cell office:value-type="float" office:value="1945" calcext:value-type="float">
            <text:p>1945.0</text:p>
          </table:table-cell>
          <table:table-cell table:formula="of:=([.A47]-1900)/100" office:value-type="float" office:value="0.45" calcext:value-type="float">
            <text:p>0.45</text:p>
          </table:table-cell>
          <table:table-cell office:value-type="float" office:value="26.77" calcext:value-type="float">
            <text:p>26.770</text:p>
          </table:table-cell>
          <table:table-cell office:value-type="float" office:value="0.151798423914" calcext:value-type="float">
            <text:p>0.1517984239140</text:p>
          </table:table-cell>
          <table:table-cell office:value-type="float" office:value="-0.0049507311873" calcext:value-type="float">
            <text:p>-0.0049507311873</text:p>
          </table:table-cell>
          <table:table-cell table:formula="of:=[.C47]-[.D47]-[.E47]" office:value-type="float" office:value="26.6231523072733" calcext:value-type="float">
            <text:p>26.6231523072733</text:p>
          </table:table-cell>
          <table:table-cell table:formula="of:=487275701.63212*[.B47]^12-1774169947.90266*[.B47]^11+2833410118.73507*[.B47]^10-2605731012.79961*[.B47]^9+1522718459.23205*[.B47]^8-588298159.63554*[.B47]^7+151364493.517052*[.B47]^6-25434123.3267855*[.B47]^5+2653793.61510044*[.B47]^4-157213.044105359*[.B47]^3+4531.26604627604*[.B47]^2+82.71536168032*[.B47]-2.54428165685" office:value-type="float" office:value="26.6068160074008" calcext:value-type="float">
            <text:p>26.6068160074008</text:p>
          </table:table-cell>
          <table:table-cell table:formula="of:=[.G47]+[.D47]" office:value-type="float" office:value="26.7586144313148" calcext:value-type="float">
            <text:p>26.75861443</text:p>
          </table:table-cell>
          <table:table-cell table:formula="of:=[.G47]+[.D47]+[.E47]" office:value-type="float" office:value="26.7536637001275" calcext:value-type="float">
            <text:p>26.7536637001275</text:p>
          </table:table-cell>
          <table:table-cell table:formula="of:=ROUND([.I47]*100)/100" office:value-type="float" office:value="26.75" calcext:value-type="float">
            <text:p>26.750</text:p>
          </table:table-cell>
          <table:table-cell table:formula="of:=[.J47]-[.C47]" office:value-type="float" office:value="-0.0199999999999996" calcext:value-type="float">
            <text:p>-0.020</text:p>
          </table:table-cell>
        </table:table-row>
        <table:table-row table:style-name="ro1">
          <table:table-cell office:value-type="float" office:value="1946" calcext:value-type="float">
            <text:p>1946.0</text:p>
          </table:table-cell>
          <table:table-cell table:formula="of:=([.A48]-1900)/100" office:value-type="float" office:value="0.46" calcext:value-type="float">
            <text:p>0.46</text:p>
          </table:table-cell>
          <table:table-cell office:value-type="float" office:value="27.28" calcext:value-type="float">
            <text:p>27.280</text:p>
          </table:table-cell>
          <table:table-cell office:value-type="float" office:value="0.1603735835162" calcext:value-type="float">
            <text:p>0.1603735835162</text:p>
          </table:table-cell>
          <table:table-cell office:value-type="float" office:value="-0.0049922057938" calcext:value-type="float">
            <text:p>-0.0049922057938</text:p>
          </table:table-cell>
          <table:table-cell table:formula="of:=[.C48]-[.D48]-[.E48]" office:value-type="float" office:value="27.1246186222776" calcext:value-type="float">
            <text:p>27.1246186222776</text:p>
          </table:table-cell>
          <table:table-cell table:formula="of:=487275701.63212*[.B48]^12-1774169947.90266*[.B48]^11+2833410118.73507*[.B48]^10-2605731012.79961*[.B48]^9+1522718459.23205*[.B48]^8-588298159.63554*[.B48]^7+151364493.517052*[.B48]^6-25434123.3267855*[.B48]^5+2653793.61510044*[.B48]^4-157213.044105359*[.B48]^3+4531.26604627604*[.B48]^2+82.71536168032*[.B48]-2.54428165685" office:value-type="float" office:value="27.118232424977" calcext:value-type="float">
            <text:p>27.1182324249770</text:p>
          </table:table-cell>
          <table:table-cell table:formula="of:=[.G48]+[.D48]" office:value-type="float" office:value="27.2786060084932" calcext:value-type="float">
            <text:p>27.27860601</text:p>
          </table:table-cell>
          <table:table-cell table:formula="of:=[.G48]+[.D48]+[.E48]" office:value-type="float" office:value="27.2736138026994" calcext:value-type="float">
            <text:p>27.2736138026994</text:p>
          </table:table-cell>
          <table:table-cell table:formula="of:=ROUND([.I48]*100)/100" office:value-type="float" office:value="27.27" calcext:value-type="float">
            <text:p>27.270</text:p>
          </table:table-cell>
          <table:table-cell table:formula="of:=[.J48]-[.C48]" office:value-type="float" office:value="-0.0100000000000016" calcext:value-type="float">
            <text:p>-0.010</text:p>
          </table:table-cell>
        </table:table-row>
        <table:table-row table:style-name="ro1">
          <table:table-cell office:value-type="float" office:value="1947" calcext:value-type="float">
            <text:p>1947.0</text:p>
          </table:table-cell>
          <table:table-cell table:formula="of:=([.A49]-1900)/100" office:value-type="float" office:value="0.47" calcext:value-type="float">
            <text:p>0.47</text:p>
          </table:table-cell>
          <table:table-cell office:value-type="float" office:value="27.78" calcext:value-type="float">
            <text:p>27.780</text:p>
          </table:table-cell>
          <table:table-cell office:value-type="float" office:value="0.1490457244152" calcext:value-type="float">
            <text:p>0.1490457244152</text:p>
          </table:table-cell>
          <table:table-cell office:value-type="float" office:value="-0.0050339578002" calcext:value-type="float">
            <text:p>-0.0050339578002</text:p>
          </table:table-cell>
          <table:table-cell table:formula="of:=[.C49]-[.D49]-[.E49]" office:value-type="float" office:value="27.635988233385" calcext:value-type="float">
            <text:p>27.6359882333850</text:p>
          </table:table-cell>
          <table:table-cell table:formula="of:=487275701.63212*[.B49]^12-1774169947.90266*[.B49]^11+2833410118.73507*[.B49]^10-2605731012.79961*[.B49]^9+1522718459.23205*[.B49]^8-588298159.63554*[.B49]^7+151364493.517052*[.B49]^6-25434123.3267855*[.B49]^5+2653793.61510044*[.B49]^4-157213.044105359*[.B49]^3+4531.26604627604*[.B49]^2+82.71536168032*[.B49]-2.54428165685" office:value-type="float" office:value="27.6327855067726" calcext:value-type="float">
            <text:p>27.6327855067726</text:p>
          </table:table-cell>
          <table:table-cell table:formula="of:=[.G49]+[.D49]" office:value-type="float" office:value="27.7818312311878" calcext:value-type="float">
            <text:p>27.78183123</text:p>
          </table:table-cell>
          <table:table-cell table:formula="of:=[.G49]+[.D49]+[.E49]" office:value-type="float" office:value="27.7767972733876" calcext:value-type="float">
            <text:p>27.7767972733876</text:p>
          </table:table-cell>
          <table:table-cell table:formula="of:=ROUND([.I49]*100)/100" office:value-type="float" office:value="27.78" calcext:value-type="float">
            <text:p>27.780</text:p>
          </table:table-cell>
          <table:table-cell table:formula="of:=[.J49]-[.C49]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948" calcext:value-type="float">
            <text:p>1948.0</text:p>
          </table:table-cell>
          <table:table-cell table:formula="of:=([.A50]-1900)/100" office:value-type="float" office:value="0.48" calcext:value-type="float">
            <text:p>0.48</text:p>
          </table:table-cell>
          <table:table-cell office:value-type="float" office:value="28.25" calcext:value-type="float">
            <text:p>28.250</text:p>
          </table:table-cell>
          <table:table-cell office:value-type="float" office:value="0.1224535599326" calcext:value-type="float">
            <text:p>0.1224535599326</text:p>
          </table:table-cell>
          <table:table-cell office:value-type="float" office:value="-0.0050759890775" calcext:value-type="float">
            <text:p>-0.0050759890775</text:p>
          </table:table-cell>
          <table:table-cell table:formula="of:=[.C50]-[.D50]-[.E50]" office:value-type="float" office:value="28.1326224291449" calcext:value-type="float">
            <text:p>28.1326224291449</text:p>
          </table:table-cell>
          <table:table-cell table:formula="of:=487275701.63212*[.B50]^12-1774169947.90266*[.B50]^11+2833410118.73507*[.B50]^10-2605731012.79961*[.B50]^9+1522718459.23205*[.B50]^8-588298159.63554*[.B50]^7+151364493.517052*[.B50]^6-25434123.3267855*[.B50]^5+2653793.61510044*[.B50]^4-157213.044105359*[.B50]^3+4531.26604627604*[.B50]^2+82.71536168032*[.B50]-2.54428165685" office:value-type="float" office:value="28.1420949866421" calcext:value-type="float">
            <text:p>28.1420949866421</text:p>
          </table:table-cell>
          <table:table-cell table:formula="of:=[.G50]+[.D50]" office:value-type="float" office:value="28.2645485465747" calcext:value-type="float">
            <text:p>28.26454855</text:p>
          </table:table-cell>
          <table:table-cell table:formula="of:=[.G50]+[.D50]+[.E50]" office:value-type="float" office:value="28.2594725574972" calcext:value-type="float">
            <text:p>28.2594725574972</text:p>
          </table:table-cell>
          <table:table-cell table:formula="of:=ROUND([.I50]*100)/100" office:value-type="float" office:value="28.26" calcext:value-type="float">
            <text:p>28.260</text:p>
          </table:table-cell>
          <table:table-cell table:formula="of:=[.J50]-[.C50]" office:value-type="float" office:value="0.0100000000000016" calcext:value-type="float">
            <text:p>0.010</text:p>
          </table:table-cell>
        </table:table-row>
        <table:table-row table:style-name="ro1">
          <table:table-cell office:value-type="float" office:value="1949" calcext:value-type="float">
            <text:p>1949.0</text:p>
          </table:table-cell>
          <table:table-cell table:formula="of:=([.A51]-1900)/100" office:value-type="float" office:value="0.49" calcext:value-type="float">
            <text:p>0.49</text:p>
          </table:table-cell>
          <table:table-cell office:value-type="float" office:value="28.71" calcext:value-type="float">
            <text:p>28.710</text:p>
          </table:table-cell>
          <table:table-cell office:value-type="float" office:value="0.0815470692768" calcext:value-type="float">
            <text:p>0.0815470692768</text:p>
          </table:table-cell>
          <table:table-cell office:value-type="float" office:value="-0.0049454076763" calcext:value-type="float">
            <text:p>-0.0049454076763</text:p>
          </table:table-cell>
          <table:table-cell table:formula="of:=[.C51]-[.D51]-[.E51]" office:value-type="float" office:value="28.6333983383995" calcext:value-type="float">
            <text:p>28.6333983383995</text:p>
          </table:table-cell>
          <table:table-cell table:formula="of:=487275701.63212*[.B51]^12-1774169947.90266*[.B51]^11+2833410118.73507*[.B51]^10-2605731012.79961*[.B51]^9+1522718459.23205*[.B51]^8-588298159.63554*[.B51]^7+151364493.517052*[.B51]^6-25434123.3267855*[.B51]^5+2653793.61510044*[.B51]^4-157213.044105359*[.B51]^3+4531.26604627604*[.B51]^2+82.71536168032*[.B51]-2.54428165685" office:value-type="float" office:value="28.6407934354324" calcext:value-type="float">
            <text:p>28.6407934354324</text:p>
          </table:table-cell>
          <table:table-cell table:formula="of:=[.G51]+[.D51]" office:value-type="float" office:value="28.7223405047092" calcext:value-type="float">
            <text:p>28.72234050</text:p>
          </table:table-cell>
          <table:table-cell table:formula="of:=[.G51]+[.D51]+[.E51]" office:value-type="float" office:value="28.7173950970329" calcext:value-type="float">
            <text:p>28.7173950970329</text:p>
          </table:table-cell>
          <table:table-cell table:formula="of:=ROUND([.I51]*100)/100" office:value-type="float" office:value="28.72" calcext:value-type="float">
            <text:p>28.720</text:p>
          </table:table-cell>
          <table:table-cell table:formula="of:=[.J51]-[.C51]" office:value-type="float" office:value="0.00999999999999801" calcext:value-type="float">
            <text:p>0.010</text:p>
          </table:table-cell>
        </table:table-row>
        <table:table-row table:style-name="ro1">
          <table:table-cell office:value-type="float" office:value="1950" calcext:value-type="float">
            <text:p>1950.0</text:p>
          </table:table-cell>
          <table:table-cell table:formula="of:=([.A52]-1900)/100" office:value-type="float" office:value="0.5" calcext:value-type="float">
            <text:p>0.50</text:p>
          </table:table-cell>
          <table:table-cell office:value-type="float" office:value="29.15" calcext:value-type="float">
            <text:p>29.150</text:p>
          </table:table-cell>
          <table:table-cell office:value-type="float" office:value="0.0324931016708" calcext:value-type="float">
            <text:p>0.0324931016708</text:p>
          </table:table-cell>
          <table:table-cell office:value-type="float" office:value="-0.0049868466802" calcext:value-type="float">
            <text:p>-0.0049868466802</text:p>
          </table:table-cell>
          <table:table-cell table:formula="of:=[.C52]-[.D52]-[.E52]" office:value-type="float" office:value="29.1224937450094" calcext:value-type="float">
            <text:p>29.1224937450094</text:p>
          </table:table-cell>
          <table:table-cell table:formula="of:=487275701.63212*[.B52]^12-1774169947.90266*[.B52]^11+2833410118.73507*[.B52]^10-2605731012.79961*[.B52]^9+1522718459.23205*[.B52]^8-588298159.63554*[.B52]^7+151364493.517052*[.B52]^6-25434123.3267855*[.B52]^5+2653793.61510044*[.B52]^4-157213.044105359*[.B52]^3+4531.26604627604*[.B52]^2+82.71536168032*[.B52]-2.54428165685" office:value-type="float" office:value="29.1259782016103" calcext:value-type="float">
            <text:p>29.1259782016103</text:p>
          </table:table-cell>
          <table:table-cell table:formula="of:=[.G52]+[.D52]" office:value-type="float" office:value="29.1584713032811" calcext:value-type="float">
            <text:p>29.15847130</text:p>
          </table:table-cell>
          <table:table-cell table:formula="of:=[.G52]+[.D52]+[.E52]" office:value-type="float" office:value="29.1534844566009" calcext:value-type="float">
            <text:p>29.1534844566009</text:p>
          </table:table-cell>
          <table:table-cell table:formula="of:=ROUND([.I52]*100)/100" office:value-type="float" office:value="29.15" calcext:value-type="float">
            <text:p>29.150</text:p>
          </table:table-cell>
          <table:table-cell table:formula="of:=[.J52]-[.C52]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951" calcext:value-type="float">
            <text:p>1951.0</text:p>
          </table:table-cell>
          <table:table-cell table:formula="of:=([.A53]-1900)/100" office:value-type="float" office:value="0.51" calcext:value-type="float">
            <text:p>0.51</text:p>
          </table:table-cell>
          <table:table-cell office:value-type="float" office:value="29.57" calcext:value-type="float">
            <text:p>29.570</text:p>
          </table:table-cell>
          <table:table-cell office:value-type="float" office:value="-0.0221594892154" calcext:value-type="float">
            <text:p>-0.0221594892154</text:p>
          </table:table-cell>
          <table:table-cell office:value-type="float" office:value="-0.0050285628407" calcext:value-type="float">
            <text:p>-0.0050285628407</text:p>
          </table:table-cell>
          <table:table-cell table:formula="of:=[.C53]-[.D53]-[.E53]" office:value-type="float" office:value="29.5971880520561" calcext:value-type="float">
            <text:p>29.5971880520561</text:p>
          </table:table-cell>
          <table:table-cell table:formula="of:=487275701.63212*[.B53]^12-1774169947.90266*[.B53]^11+2833410118.73507*[.B53]^10-2605731012.79961*[.B53]^9+1522718459.23205*[.B53]^8-588298159.63554*[.B53]^7+151364493.517052*[.B53]^6-25434123.3267855*[.B53]^5+2653793.61510044*[.B53]^4-157213.044105359*[.B53]^3+4531.26604627604*[.B53]^2+82.71536168032*[.B53]-2.54428165685" office:value-type="float" office:value="29.59583667603" calcext:value-type="float">
            <text:p>29.5958366760300</text:p>
          </table:table-cell>
          <table:table-cell table:formula="of:=[.G53]+[.D53]" office:value-type="float" office:value="29.5736771868146" calcext:value-type="float">
            <text:p>29.57367719</text:p>
          </table:table-cell>
          <table:table-cell table:formula="of:=[.G53]+[.D53]+[.E53]" office:value-type="float" office:value="29.5686486239739" calcext:value-type="float">
            <text:p>29.5686486239739</text:p>
          </table:table-cell>
          <table:table-cell table:formula="of:=ROUND([.I53]*100)/100" office:value-type="float" office:value="29.57" calcext:value-type="float">
            <text:p>29.570</text:p>
          </table:table-cell>
          <table:table-cell table:formula="of:=[.J53]-[.C53]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952" calcext:value-type="float">
            <text:p>1952.0</text:p>
          </table:table-cell>
          <table:table-cell table:formula="of:=([.A54]-1900)/100" office:value-type="float" office:value="0.52" calcext:value-type="float">
            <text:p>0.52</text:p>
          </table:table-cell>
          <table:table-cell office:value-type="float" office:value="29.97" calcext:value-type="float">
            <text:p>29.970</text:p>
          </table:table-cell>
          <table:table-cell office:value-type="float" office:value="-0.0735285213408" calcext:value-type="float">
            <text:p>-0.0735285213408</text:p>
          </table:table-cell>
          <table:table-cell office:value-type="float" office:value="-0.0050705580328" calcext:value-type="float">
            <text:p>-0.0050705580328</text:p>
          </table:table-cell>
          <table:table-cell table:formula="of:=[.C54]-[.D54]-[.E54]" office:value-type="float" office:value="30.0485990793736" calcext:value-type="float">
            <text:p>30.0485990793736</text:p>
          </table:table-cell>
          <table:table-cell table:formula="of:=487275701.63212*[.B54]^12-1774169947.90266*[.B54]^11+2833410118.73507*[.B54]^10-2605731012.79961*[.B54]^9+1522718459.23205*[.B54]^8-588298159.63554*[.B54]^7+151364493.517052*[.B54]^6-25434123.3267855*[.B54]^5+2653793.61510044*[.B54]^4-157213.044105359*[.B54]^3+4531.26604627604*[.B54]^2+82.71536168032*[.B54]-2.54428165685" office:value-type="float" office:value="30.0477633600183" calcext:value-type="float">
            <text:p>30.0477633600183</text:p>
          </table:table-cell>
          <table:table-cell table:formula="of:=[.G54]+[.D54]" office:value-type="float" office:value="29.9742348386775" calcext:value-type="float">
            <text:p>29.97423484</text:p>
          </table:table-cell>
          <table:table-cell table:formula="of:=[.G54]+[.D54]+[.E54]" office:value-type="float" office:value="29.9691642806447" calcext:value-type="float">
            <text:p>29.9691642806447</text:p>
          </table:table-cell>
          <table:table-cell table:formula="of:=ROUND([.I54]*100)/100" office:value-type="float" office:value="29.97" calcext:value-type="float">
            <text:p>29.970</text:p>
          </table:table-cell>
          <table:table-cell table:formula="of:=[.J54]-[.C54]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953" calcext:value-type="float">
            <text:p>1953.0</text:p>
          </table:table-cell>
          <table:table-cell table:formula="of:=([.A55]-1900)/100" office:value-type="float" office:value="0.53" calcext:value-type="float">
            <text:p>0.53</text:p>
          </table:table-cell>
          <table:table-cell office:value-type="float" office:value="30.36" calcext:value-type="float">
            <text:p>30.360</text:p>
          </table:table-cell>
          <table:table-cell office:value-type="float" office:value="-0.1175225183688" calcext:value-type="float">
            <text:p>-0.1175225183688</text:p>
          </table:table-cell>
          <table:table-cell office:value-type="float" office:value="-0.0049400887344" calcext:value-type="float">
            <text:p>-0.0049400887344</text:p>
          </table:table-cell>
          <table:table-cell table:formula="of:=[.C55]-[.D55]-[.E55]" office:value-type="float" office:value="30.4824626071032" calcext:value-type="float">
            <text:p>30.4824626071032</text:p>
          </table:table-cell>
          <table:table-cell table:formula="of:=487275701.63212*[.B55]^12-1774169947.90266*[.B55]^11+2833410118.73507*[.B55]^10-2605731012.79961*[.B55]^9+1522718459.23205*[.B55]^8-588298159.63554*[.B55]^7+151364493.517052*[.B55]^6-25434123.3267855*[.B55]^5+2653793.61510044*[.B55]^4-157213.044105359*[.B55]^3+4531.26604627604*[.B55]^2+82.71536168032*[.B55]-2.54428165685" office:value-type="float" office:value="30.4767405671322" calcext:value-type="float">
            <text:p>30.4767405671322</text:p>
          </table:table-cell>
          <table:table-cell table:formula="of:=[.G55]+[.D55]" office:value-type="float" office:value="30.3592180487634" calcext:value-type="float">
            <text:p>30.35921805</text:p>
          </table:table-cell>
          <table:table-cell table:formula="of:=[.G55]+[.D55]+[.E55]" office:value-type="float" office:value="30.354277960029" calcext:value-type="float">
            <text:p>30.3542779600290</text:p>
          </table:table-cell>
          <table:table-cell table:formula="of:=ROUND([.I55]*100)/100" office:value-type="float" office:value="30.35" calcext:value-type="float">
            <text:p>30.350</text:p>
          </table:table-cell>
          <table:table-cell table:formula="of:=[.J55]-[.C55]" office:value-type="float" office:value="-0.00999999999999801" calcext:value-type="float">
            <text:p>-0.010</text:p>
          </table:table-cell>
        </table:table-row>
        <table:table-row table:style-name="ro1">
          <table:table-cell office:value-type="float" office:value="1954" calcext:value-type="float">
            <text:p>1954.0</text:p>
          </table:table-cell>
          <table:table-cell table:formula="of:=([.A56]-1900)/100" office:value-type="float" office:value="0.54" calcext:value-type="float">
            <text:p>0.54</text:p>
          </table:table-cell>
          <table:table-cell office:value-type="float" office:value="30.72" calcext:value-type="float">
            <text:p>30.720</text:p>
          </table:table-cell>
          <table:table-cell office:value-type="float" office:value="-0.1476543319303" calcext:value-type="float">
            <text:p>-0.1476543319303</text:p>
          </table:table-cell>
          <table:table-cell office:value-type="float" office:value="-0.0049814921674" calcext:value-type="float">
            <text:p>-0.0049814921674</text:p>
          </table:table-cell>
          <table:table-cell table:formula="of:=[.C56]-[.D56]-[.E56]" office:value-type="float" office:value="30.8726358240977" calcext:value-type="float">
            <text:p>30.8726358240977</text:p>
          </table:table-cell>
          <table:table-cell table:formula="of:=487275701.63212*[.B56]^12-1774169947.90266*[.B56]^11+2833410118.73507*[.B56]^10-2605731012.79961*[.B56]^9+1522718459.23205*[.B56]^8-588298159.63554*[.B56]^7+151364493.517052*[.B56]^6-25434123.3267855*[.B56]^5+2653793.61510044*[.B56]^4-157213.044105359*[.B56]^3+4531.26604627604*[.B56]^2+82.71536168032*[.B56]-2.54428165685" office:value-type="float" office:value="30.8753956080329" calcext:value-type="float">
            <text:p>30.8753956080329</text:p>
          </table:table-cell>
          <table:table-cell table:formula="of:=[.G56]+[.D56]" office:value-type="float" office:value="30.7277412761026" calcext:value-type="float">
            <text:p>30.72774128</text:p>
          </table:table-cell>
          <table:table-cell table:formula="of:=[.G56]+[.D56]+[.E56]" office:value-type="float" office:value="30.7227597839352" calcext:value-type="float">
            <text:p>30.7227597839352</text:p>
          </table:table-cell>
          <table:table-cell table:formula="of:=ROUND([.I56]*100)/100" office:value-type="float" office:value="30.72" calcext:value-type="float">
            <text:p>30.720</text:p>
          </table:table-cell>
          <table:table-cell table:formula="of:=[.J56]-[.C56]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955" calcext:value-type="float">
            <text:p>1955.0</text:p>
          </table:table-cell>
          <table:table-cell table:formula="of:=([.A57]-1900)/100" office:value-type="float" office:value="0.55" calcext:value-type="float">
            <text:p>0.55</text:p>
          </table:table-cell>
          <table:table-cell office:value-type="float" office:value="31.07" calcext:value-type="float">
            <text:p>31.070</text:p>
          </table:table-cell>
          <table:table-cell office:value-type="float" office:value="-0.1628127270452" calcext:value-type="float">
            <text:p>-0.1628127270452</text:p>
          </table:table-cell>
          <table:table-cell office:value-type="float" office:value="-0.0050231725132" calcext:value-type="float">
            <text:p>-0.0050231725132</text:p>
          </table:table-cell>
          <table:table-cell table:formula="of:=[.C57]-[.D57]-[.E57]" office:value-type="float" office:value="31.2378358995584" calcext:value-type="float">
            <text:p>31.2378358995584</text:p>
          </table:table-cell>
          <table:table-cell table:formula="of:=487275701.63212*[.B57]^12-1774169947.90266*[.B57]^11+2833410118.73507*[.B57]^10-2605731012.79961*[.B57]^9+1522718459.23205*[.B57]^8-588298159.63554*[.B57]^7+151364493.517052*[.B57]^6-25434123.3267855*[.B57]^5+2653793.61510044*[.B57]^4-157213.044105359*[.B57]^3+4531.26604627604*[.B57]^2+82.71536168032*[.B57]-2.54428165685" office:value-type="float" office:value="31.2380165350619" calcext:value-type="float">
            <text:p>31.2380165350619</text:p>
          </table:table-cell>
          <table:table-cell table:formula="of:=[.G57]+[.D57]" office:value-type="float" office:value="31.0752038080167" calcext:value-type="float">
            <text:p>31.07520381</text:p>
          </table:table-cell>
          <table:table-cell table:formula="of:=[.G57]+[.D57]+[.E57]" office:value-type="float" office:value="31.0701806355035" calcext:value-type="float">
            <text:p>31.0701806355035</text:p>
          </table:table-cell>
          <table:table-cell table:formula="of:=ROUND([.I57]*100)/100" office:value-type="float" office:value="31.07" calcext:value-type="float">
            <text:p>31.070</text:p>
          </table:table-cell>
          <table:table-cell table:formula="of:=[.J57]-[.C57]" office:value-type="float" office:value="0" calcext:value-type="float">
            <text:p>0.000</text:p>
          </table:table-cell>
        </table:table-row>
        <table:table-row table:style-name="ro1">
          <table:table-cell table:number-columns-repeated="10"/>
          <table:table-cell table:formula="of:=SQRT(SUMSQ([.K2:.K57])/55)" office:value-type="float" office:value="0.1306696041723" calcext:value-type="float">
            <text:p>0.131</text:p>
          </table:table-cell>
        </table:table-row>
        <table:table-row table:style-name="ro1" table:number-rows-repeated="104851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P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 number:title="User-defined">
      <number:number number:decimal-places="3" loext:min-decimal-places="3" number:min-integer-digits="1"/>
    </number:number-style>
    <number:number-style style:name="N113" number:title="User-defined">
      <number:number number:decimal-places="6" loext:min-decimal-places="6" number:min-integer-digits="1"/>
    </number:number-style>
    <number:number-style style:name="N114" number:title="User-defined">
      <number:number number:decimal-places="7" loext:min-decimal-places="7" number:min-integer-digits="1"/>
    </number:number-style>
    <number:number-style style:name="N115" number:title="User-defined">
      <number:number number:decimal-places="4" loext:min-decimal-places="4" number:min-integer-digits="1"/>
    </number:number-style>
    <number:number-style style:name="N116" number:title="User-defined">
      <number:number number:decimal-places="17" loext:min-decimal-places="17" number:min-integer-digits="1"/>
    </number:number-style>
    <number:number-style style:name="N117" number:title="User-defined">
      <number:number number:decimal-places="13" loext:min-decimal-places="13" number:min-integer-digits="1"/>
    </number:number-style>
    <number:number-style style:name="N118" number:title="User-defined">
      <number:number number:decimal-places="15" loext:min-decimal-places="15" number:min-integer-digits="1"/>
    </number:number-style>
    <number:number-style style:name="N119" number:title="User-defined">
      <number:number number:decimal-places="1" loext:min-decimal-places="1" number:min-integer-digits="1"/>
    </number:number-style>
    <number:number-style style:name="N120" number:title="User-defined">
      <number:number number:decimal-places="9" loext:min-decimal-places="9" number:min-integer-digits="1"/>
    </number:number-style>
    <number:number-style style:name="N121" number:title="User-defined">
      <number:number number:decimal-places="16" loext:min-decimal-places="16" number:min-integer-digits="1"/>
    </number:number-style>
    <number:number-style style:name="N122" number:title="User-defined">
      <number:number number:decimal-places="14" loext:min-decimal-places="14" number:min-integer-digits="1"/>
    </number:number-style>
    <number:number-style style:name="N123" number:title="User-defined">
      <number:number number:decimal-places="12" loext:min-decimal-places="12" number:min-integer-digits="1"/>
    </number:number-style>
    <number:number-style style:name="N124" number:title="User-defined">
      <number:number number:decimal-places="19" loext:min-decimal-places="19" number:min-integer-digits="1"/>
    </number:number-style>
    <number:number-style style:name="N125" number:title="User-defined">
      <number:number number:decimal-places="10" loext:min-decimal-places="10" number:min-integer-digits="1"/>
    </number:number-style>
    <number:number-style style:name="N126" number:title="User-defined">
      <number:number number:decimal-places="5" loext:min-decimal-places="5" number:min-integer-digits="1"/>
    </number:number-style>
    <number:number-style style:name="N127" number:title="User-defined">
      <number:number number:decimal-places="18" loext:min-decimal-places="18" number:min-integer-digits="1"/>
    </number:number-style>
    <number:number-style style:name="N128" number:title="User-defined">
      <number:number number:decimal-places="20" loext:min-decimal-places="20" number:min-integer-digits="1"/>
    </number:number-style>
    <number:number-style style:name="N129" number:title="User-defined">
      <number:number number:decimal-places="8" loext:min-decimal-places="8" number:min-integer-digits="1"/>
    </number:number-style>
    <number:number-style style:name="N130" number:title="User-defined">
      <number:number number:decimal-places="11" loext:min-decimal-places="11"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-00-0000</text:date>, <text:time style:data-style-name="N2" text:time-value="00:16:30.2221008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06:44:26.596759454</meta:creation-date>
    <meta:generator>LibreOffice/6.2.6.2$Linux_X86_64 LibreOffice_project/684e730861356e74889dfe6dbddd3562aae2e6ad</meta:generator>
    <dc:date>2020-02-16T00:44:01.505055877</dc:date>
    <meta:editing-duration>PT16H41M40S</meta:editing-duration>
    <meta:editing-cycles>463</meta:editing-cycles>
    <meta:document-statistic meta:table-count="1" meta:cell-count="6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19" number:title="User-defined">
      <number:number number:decimal-places="1" loext:min-decimal-places="1" number:min-integer-digits="1"/>
    </number:number-style>
    <number:number-style style:name="N130" number:title="User-defined">
      <number:number number:decimal-places="11" loext:min-decimal-places="1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2">
      <style:chart-properties chart:display-label="true" chart:logarithmic="false" chart:minimum="0" chart:maximum="0.55" chart:origin="0" chart:interval-major="0.1" chart:interval-minor-divisor="1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119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9">
      <style:chart-properties chart:symbol-type="named-symbol" chart:symbol-name="square" chart:symbol-width="0cm" chart:symbol-height="0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1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808080"/>
    </style:style>
    <style:style style:name="ch9" style:family="chart" style:data-style-name="N130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0.389cm" svg:height="16.975cm" xlink:href=".." xlink:type="simple" chart:class="chart:scatter" chart:style-name="ch1">
        <chart:plot-area chart:style-name="ch2" table:cell-range-address="Regression.B2:Regression.B57 Regression.F1:Regression.F57" chart:data-source-has-labels="row" svg:x="1.207cm" svg:y="0.339cm" svg:width="57.975cm" svg:height="16.297cm">
          <chartooo:coordinate-region svg:x="2.119cm" svg:y="0.506cm" svg:width="57.063cm" svg:height="15.899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</chart:axis>
          <chart:series chart:style-name="ch7" chart:values-cell-range-address="Regression.F2:Regression.F57" chart:label-cell-address="Regression.F1:Regression.F1" chart:class="chart:scatter">
            <chart:domain table:cell-range-address="Regression.B2:Regression.B57"/>
            <chart:regression-curve chart:style-name="ch8">
              <chart:equation chart:display-equation="true" chart:display-r-square="false" chart:style-name="ch9"/>
            </chart:regression-curve>
            <chart:data-point chart:repeated="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~ΔT2R</text:p>
                <draw:g>
                  <svg:desc>Regression.F1:Regression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gression.B2:Regression.B57</svg:desc>
                </draw:g>
              </table:table-cell>
              <table:table-cell office:value-type="float" office:value="-2.553097605171">
                <text:p>-2.553097605171</text:p>
                <draw:g>
                  <svg:desc>Regression.F2:Regression.F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-1.3936852956133">
                <text:p>-1.3936852956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913573625759">
                <text:p>0.09135736257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.3066069412357">
                <text:p>1.30660694123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2.6526720519432">
                <text:p>2.65267205194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3.8166087734011">
                <text:p>3.8166087734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5.2784882562873">
                <text:p>5.27848825628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6.0123591528642">
                <text:p>6.01235915286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7.6000073422303">
                <text:p>7.60000734223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8.9746539151503">
                <text:p>8.97465391515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0.3201388435068">
                <text:p>10.32013884350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11.4209957549879">
                <text:p>11.42099575498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13.2933078612973">
                <text:p>13.29330786129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14.6336205055574">
                <text:p>14.63362050555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16.0494178680667">
                <text:p>16.0494178680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17.2898149478015">
                <text:p>17.28981494780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18.3698119228259">
                <text:p>18.36981192282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19.21611721877">
                <text:p>19.216117218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20.4187998880146">
                <text:p>20.41879988801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21.1114032652159">
                <text:p>21.11140326521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21.2956151039159">
                <text:p>21.29561510391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22.344167919908">
                <text:p>22.3441679199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22.4557590032861">
                <text:p>22.45575900328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23.021093123656">
                <text:p>23.0210931236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23.4280874519713">
                <text:p>23.42808745197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23.5120478614415">
                <text:p>23.51204786144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23.5416068727542">
                <text:p>23.54160687275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24.3361045065749">
                <text:p>24.33610450657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24.1893051513734">
                <text:p>24.18930515137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23.9496980392944">
                <text:p>23.94969803929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23.9263938676271">
                <text:p>23.92639386762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23.9526070817512">
                <text:p>23.95260708175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23.8756803108516">
                <text:p>23.87568031085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24.0089150925769">
                <text:p>24.00891509257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23.9669328464715">
                <text:p>23.96693284647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24.0726572512601">
                <text:p>24.07265725126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23.8935261365804">
                <text:p>23.89352613658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24.0871542266321">
                <text:p>24.08715422663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24.1132456958583">
                <text:p>24.11324569585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24.1422008838309">
                <text:p>24.14220088383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24.4068471896703">
                <text:p>24.40684718967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24.8539768381943">
                <text:p>24.85397683819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25.2695042744164">
                <text:p>25.26950427441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25.6200602751054">
                <text:p>25.62006027510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26.1189921393957">
                <text:p>26.11899213939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26.6231523072733">
                <text:p>26.62315230727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27.1246186222776">
                <text:p>27.12461862227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27.635988233385">
                <text:p>27.6359882333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28.1326224291449">
                <text:p>28.13262242914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28.6333983383995">
                <text:p>28.6333983383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29.1224937450094">
                <text:p>29.12249374500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29.5971880520561">
                <text:p>29.59718805205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30.0485990793736">
                <text:p>30.04859907937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30.4824626071032">
                <text:p>30.48246260710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30.8726358240977">
                <text:p>30.87263582409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31.2378358995584">
                <text:p>31.23783589955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684e730861356e74889dfe6dbddd3562aae2e6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